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ogle Sans1" svg:font-family="'Google Sans', Roboto, Arial, sans-serif"/>
    <style:font-face style:name="Google Sans" svg:font-family="'Google Sans', Roboto, Helvetica, Arial, sans-serif"/>
    <style:font-face style:name="Kinnari1" svg:font-family="Kinnari"/>
    <style:font-face style:name="Roboto1" svg:font-family="Roboto, Arial, sans-serif"/>
    <style:font-face style:name="Roboto" svg:font-family="Roboto, RobotoDraft, Helvetica, Arial, sans-serif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25in"/>
      <style:text-properties fo:color="#000080" style:font-name="Google Sans" fo:font-size="12pt" fo:letter-spacing="normal" fo:font-weight="normal"/>
    </style:style>
    <style:style style:name="P2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02124" style:font-name="Roboto" fo:font-size="14pt" fo:letter-spacing="normal" fo:font-style="normal" fo:font-weight="normal" fo:background-color="#ffffff" loext:padding="0in" loext:border="none"/>
    </style:style>
    <style:style style:name="P3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02124" style:font-name="Roboto" fo:font-size="14pt" fo:letter-spacing="normal" fo:font-style="normal" fo:font-weight="normal" fo:background-color="#ffffff" loext:padding="0.25in" loext:border="0.06pt solid #dadce0"/>
    </style:style>
    <style:style style:name="P4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02124" style:font-name="Roboto" fo:font-size="14pt" fo:letter-spacing="normal" fo:font-style="normal" fo:font-weight="normal" fo:background-color="#ffffff" style:font-name-asian="Roboto" style:font-size-asian="14pt" style:font-style-asian="normal" style:font-weight-asian="normal" style:font-name-complex="Roboto" style:font-size-complex="14pt" style:font-style-complex="normal" style:font-weight-complex="normal" loext:padding="0in" loext:border="none"/>
    </style:style>
    <style:style style:name="P5" style:family="paragraph" style:parent-style-name="Standard">
      <style:paragraph-properties fo:margin-left="0in" fo:margin-right="0in" fo:margin-top="0in" fo:margin-bottom="0in" loext:contextual-spacing="false" style:line-height-at-least="0.25in" fo:orphans="2" fo:widows="2" fo:text-indent="0in" style:auto-text-indent="false"/>
      <style:text-properties fo:font-variant="normal" fo:text-transform="none" fo:color="#202124" style:font-name="Google Sans" fo:font-size="12pt" fo:letter-spacing="normal" fo:font-style="normal" fo:font-weight="normal" fo:background-color="#f0ebf8" loext:padding="0in" loext:border="none"/>
    </style:style>
    <style:style style:name="P6" style:family="paragraph" style:parent-style-name="Standard">
      <style:paragraph-properties fo:margin-left="0in" fo:margin-right="0in" fo:margin-top="0in" fo:margin-bottom="0in" loext:contextual-spacing="false" style:line-height-at-least="0.2083in" fo:orphans="2" fo:widows="2" fo:text-indent="0in" style:auto-text-indent="false"/>
      <style:text-properties fo:font-variant="normal" fo:text-transform="none" fo:color="#202124" style:font-name="Roboto1" fo:font-size="10.5pt" fo:letter-spacing="normal" fo:font-style="normal" fo:font-weight="normal" fo:background-color="#ffffff" loext:padding-left="0in" loext:padding-right="0in" loext:padding-top="0in" loext:padding-bottom="0.0193in" loext:border-left="none" loext:border-right="none" loext:border-top="none" loext:border-bottom="0.06pt dotted #000000"/>
    </style:style>
    <style:style style:name="P7" style:family="paragraph" style:parent-style-name="Standard">
      <style:paragraph-properties fo:margin-left="0in" fo:margin-right="0in" fo:margin-top="0in" fo:margin-bottom="0.5in" loext:contextual-spacing="false" style:line-height-at-least="0.25in" fo:orphans="2" fo:widows="2" fo:text-indent="0in" style:auto-text-indent="false"/>
      <style:text-properties fo:font-variant="normal" fo:text-transform="none" fo:color="#202124" style:font-name="Google Sans" fo:font-size="12pt" fo:letter-spacing="normal" fo:font-style="normal" fo:font-weight="normal" fo:background-color="#f0ebf8" loext:padding="0in" loext:border="none"/>
    </style:style>
    <style:style style:name="P8" style:family="paragraph" style:parent-style-name="Standard">
      <style:paragraph-properties fo:margin-top="0in" fo:margin-bottom="0in" loext:contextual-spacing="false" style:line-height-at-least="0.25in" fo:orphans="2" fo:widows="2"/>
      <style:text-properties fo:font-variant="normal" fo:text-transform="none" fo:color="#1e8e3e" style:font-name="Google Sans" fo:font-size="12pt" fo:letter-spacing="normal" fo:font-style="normal" fo:font-weight="normal" fo:background-color="#ffffff" style:font-name-asian="Roboto" style:font-size-asian="14pt" style:font-style-asian="normal" style:font-weight-asian="normal" style:font-name-complex="Roboto" style:font-size-complex="14pt" style:font-style-complex="normal" style:font-weight-complex="normal" loext:padding="0.25in" loext:border="0.06pt solid #dadce0"/>
    </style:style>
    <style:style style:name="P9" style:family="paragraph" style:parent-style-name="Standard">
      <style:paragraph-properties fo:margin-top="0in" fo:margin-bottom="0in" loext:contextual-spacing="false" style:line-height-at-least="0.25in" fo:orphans="2" fo:widows="2"/>
      <style:text-properties fo:font-variant="normal" fo:text-transform="none" fo:color="#d93025" style:font-name="Google Sans" fo:font-size="12pt" fo:letter-spacing="normal" fo:font-style="normal" fo:font-weight="normal" fo:background-color="#ffffff" style:font-name-asian="Roboto" style:font-size-asian="14pt" style:font-style-asian="normal" style:font-weight-asian="normal" style:font-name-complex="Roboto" style:font-size-complex="14pt" style:font-style-complex="normal" style:font-weight-complex="normal" loext:padding="0.25in" loext:border="0.06pt solid #dadce0"/>
    </style:style>
    <style:style style:name="P10" style:family="paragraph" style:parent-style-name="Standard">
      <style:paragraph-properties fo:margin-top="0in" fo:margin-bottom="0in" loext:contextual-spacing="false" style:line-height-at-least="0.2083in" fo:orphans="2" fo:widows="2"/>
      <style:text-properties fo:font-variant="normal" fo:text-transform="none" fo:color="#ffffff" style:font-name="Roboto1" fo:font-size="10.5pt" fo:letter-spacing="normal" fo:font-style="normal" fo:font-weight="bold" fo:background-color="#f0ebf8" loext:padding="0in" loext:border="none"/>
    </style:style>
    <style:style style:name="P11" style:family="paragraph" style:parent-style-name="Standard">
      <style:paragraph-properties fo:margin-top="0in" fo:margin-bottom="0in" loext:contextual-spacing="false" fo:text-align="start" style:justify-single-word="false" fo:orphans="2" fo:widows="2"/>
      <style:text-properties loext:padding="0in" loext:border="none"/>
    </style:style>
    <style:style style:name="P12" style:family="paragraph" style:parent-style-name="Standard">
      <style:paragraph-properties fo:margin-top="0in" fo:margin-bottom="0.1252in" loext:contextual-spacing="false" fo:orphans="2" fo:widows="2"/>
    </style:style>
    <style:style style:name="P13" style:family="paragraph" style:parent-style-name="Standard">
      <style:paragraph-properties fo:margin-top="0in" fo:margin-bottom="0.1252in" loext:contextual-spacing="false" style:line-height-at-least="0.2083in" fo:orphans="2" fo:widows="2"/>
      <style:text-properties fo:font-variant="normal" fo:text-transform="none" fo:color="#202124" style:font-name="Roboto1" fo:font-size="10.5pt" fo:letter-spacing="normal" fo:font-style="normal" fo:font-weight="normal" fo:background-color="#ffffff" loext:padding="0.25in" loext:border="0.06pt solid #dadce0"/>
    </style:style>
    <style:style style:name="P14" style:family="paragraph" style:parent-style-name="Standard">
      <style:paragraph-properties fo:margin-top="0in" fo:margin-bottom="0.1252in" loext:contextual-spacing="false" style:line-height-at-least="0.1665in" fo:orphans="2" fo:widows="2"/>
      <style:text-properties fo:font-variant="normal" fo:text-transform="none" fo:color="#202124" style:font-name="Roboto1" fo:font-size="9pt" fo:letter-spacing="normal" fo:font-style="normal" fo:font-weight="normal" fo:background-color="#ffffff" loext:padding-left="0.1772in" loext:padding-right="0.25in" loext:padding-top="0in" loext:padding-bottom="0.25in" loext:border-left="0.06pt solid #dadce0" loext:border-right="0.06pt solid #dadce0" loext:border-top="none" loext:border-bottom="0.06pt solid #dadce0"/>
    </style:style>
    <style:style style:name="P15" style:family="paragraph" style:parent-style-name="Standard">
      <style:paragraph-properties fo:margin-top="0in" fo:margin-bottom="0.1252in" loext:contextual-spacing="false" style:line-height-at-least="0.25in" fo:orphans="2" fo:widows="2"/>
      <style:text-properties fo:font-variant="normal" fo:text-transform="none" fo:color="#d93025" style:font-name="Google Sans" fo:font-size="12pt" fo:letter-spacing="normal" fo:font-style="normal" fo:font-weight="normal" fo:background-color="#ffffff" style:font-name-asian="Roboto" style:font-size-asian="14pt" style:font-style-asian="normal" style:font-weight-asian="normal" style:font-name-complex="Roboto" style:font-size-complex="14pt" style:font-style-complex="normal" style:font-weight-complex="normal" loext:padding="0.25in" loext:border="0.06pt solid #dadce0"/>
    </style:style>
    <style:style style:name="P16" style:family="paragraph" style:parent-style-name="Standard">
      <style:paragraph-properties fo:margin-top="0.1252in" fo:margin-bottom="0.1252in" loext:contextual-spacing="false" style:line-height-at-least="0.2083in" fo:orphans="2" fo:widows="2"/>
      <style:text-properties fo:font-variant="normal" fo:text-transform="none" fo:color="#202124" style:font-name="Roboto1" fo:font-size="10.5pt" fo:letter-spacing="normal" fo:font-style="normal" fo:font-weight="normal" fo:background-color="#ffffff" loext:padding="0in" loext:border="none"/>
    </style:style>
    <style:style style:name="P17" style:family="paragraph" style:parent-style-name="Standard">
      <style:paragraph-properties fo:margin-top="0.1252in" fo:margin-bottom="0.1252in" loext:contextual-spacing="false" fo:orphans="2" fo:widows="2"/>
      <style:text-properties fo:font-variant="normal" fo:text-transform="none" fo:color="#202124" style:font-name="Roboto" fo:font-size="14pt" fo:letter-spacing="normal" fo:font-style="normal" fo:font-weight="normal" fo:background-color="#fce8e6" style:font-name-asian="Roboto" style:font-size-asian="14pt" style:font-style-asian="normal" style:font-weight-asian="normal" style:font-name-complex="Roboto" style:font-size-complex="14pt" style:font-style-complex="normal" style:font-weight-complex="normal" loext:padding="0.25in" loext:border="0.06pt solid #dadce0"/>
    </style:style>
    <style:style style:name="P18" style:family="paragraph" style:parent-style-name="Standard">
      <style:paragraph-properties fo:margin-top="0.1252in" fo:margin-bottom="0.1252in" loext:contextual-spacing="false" fo:orphans="2" fo:widows="2"/>
      <style:text-properties fo:font-variant="normal" fo:text-transform="none" fo:color="#202124" style:font-name="Roboto" fo:font-size="14pt" fo:letter-spacing="normal" fo:font-style="normal" fo:font-weight="normal" fo:background-color="#e6f4ea" style:font-name-asian="Roboto" style:font-size-asian="14pt" style:font-style-asian="normal" style:font-weight-asian="normal" style:font-name-complex="Roboto" style:font-size-complex="14pt" style:font-style-complex="normal" style:font-weight-complex="normal" loext:padding="0.25in" loext:border="0.06pt solid #dadce0"/>
    </style:style>
    <style:style style:name="P19" style:family="paragraph" style:parent-style-name="Standard">
      <style:paragraph-properties fo:margin-top="0.1252in" fo:margin-bottom="0.1252in" loext:contextual-spacing="false" fo:orphans="2" fo:widows="2"/>
      <style:text-properties fo:font-variant="normal" fo:text-transform="none" fo:color="#202124" style:font-name="Roboto" fo:font-size="14pt" fo:letter-spacing="normal" fo:font-style="normal" fo:font-weight="normal" fo:background-color="#ffffff" style:font-name-asian="Roboto" style:font-size-asian="14pt" style:font-style-asian="normal" style:font-weight-asian="normal" style:font-name-complex="Roboto" style:font-size-complex="14pt" style:font-style-complex="normal" style:font-weight-complex="normal" loext:padding="0in" loext:border="none"/>
    </style:style>
    <style:style style:name="P20" style:family="paragraph" style:parent-style-name="Standard">
      <style:paragraph-properties fo:margin-top="0.1252in" fo:margin-bottom="0.1252in" loext:contextual-spacing="false" style:line-height-at-least="0.2083in" fo:orphans="2" fo:widows="2"/>
      <style:text-properties fo:font-variant="normal" fo:text-transform="none" fo:color="#70757a" style:font-name="Roboto1" fo:font-size="10.5pt" fo:letter-spacing="normal" fo:font-style="normal" fo:font-weight="normal" fo:background-color="#ffffff" style:font-name-asian="Roboto" style:font-size-asian="14pt" style:font-style-asian="normal" style:font-weight-asian="normal" style:font-name-complex="Roboto" style:font-size-complex="14pt" style:font-style-complex="normal" style:font-weight-complex="normal" loext:padding="0in" loext:border="none"/>
    </style:style>
    <style:style style:name="P21" style:family="paragraph" style:parent-style-name="Standard">
      <style:paragraph-properties fo:margin-top="0.1252in" fo:margin-bottom="0.1252in" loext:contextual-spacing="false" style:line-height-at-least="0.2083in" fo:orphans="2" fo:widows="2"/>
      <style:text-properties fo:font-variant="normal" fo:text-transform="none" fo:color="#70757a" style:font-name="Roboto1" fo:font-size="10.5pt" fo:letter-spacing="normal" fo:font-style="normal" fo:font-weight="normal" fo:background-color="#ffffff" loext:padding="0in" loext:border="none"/>
    </style:style>
    <style:style style:name="P22" style:family="paragraph" style:parent-style-name="Standard">
      <style:paragraph-properties fo:margin-top="0.1252in" fo:margin-bottom="0.1252in" loext:contextual-spacing="false" fo:text-align="start" style:justify-single-word="false" fo:orphans="2" fo:widows="2"/>
    </style:style>
    <style:style style:name="P23" style:family="paragraph" style:parent-style-name="Standard">
      <style:paragraph-properties fo:margin-top="0.1252in" fo:margin-bottom="0.1252in" loext:contextual-spacing="false" fo:orphans="2" fo:widows="2"/>
    </style:style>
    <style:style style:name="P24" style:family="paragraph" style:parent-style-name="Standard">
      <style:paragraph-properties fo:margin-top="0in" fo:margin-bottom="0.0417in" loext:contextual-spacing="false" style:line-height-at-least="0.2083in" fo:orphans="2" fo:widows="2"/>
      <style:text-properties fo:font-variant="normal" fo:text-transform="none" fo:color="#202124" style:font-name="Roboto1" fo:font-size="10.5pt" fo:letter-spacing="normal" fo:font-style="normal" fo:font-weight="normal" fo:background-color="#fce8e6" loext:padding="0.25in" loext:border="0.06pt solid #dadce0"/>
    </style:style>
    <style:style style:name="P25" style:family="paragraph" style:parent-style-name="Standard">
      <style:paragraph-properties fo:margin-top="0in" fo:margin-bottom="0.0417in" loext:contextual-spacing="false" style:line-height-at-least="0.2083in" fo:orphans="2" fo:widows="2"/>
      <style:text-properties fo:font-variant="normal" fo:text-transform="none" fo:color="#202124" style:font-name="Roboto1" fo:font-size="10.5pt" fo:letter-spacing="normal" fo:font-style="normal" fo:font-weight="normal" fo:background-color="#ffffff" style:font-name-asian="Roboto" style:font-size-asian="14pt" style:font-style-asian="normal" style:font-weight-asian="normal" style:font-name-complex="Roboto" style:font-size-complex="14pt" style:font-style-complex="normal" style:font-weight-complex="normal" loext:padding="0.25in" loext:border="0.06pt solid #dadce0"/>
    </style:style>
    <style:style style:name="P26" style:family="paragraph" style:parent-style-name="Standard">
      <style:paragraph-properties fo:margin-top="0in" fo:margin-bottom="0.0417in" loext:contextual-spacing="false" style:line-height-at-least="0.2083in" fo:orphans="2" fo:widows="2"/>
      <style:text-properties fo:font-variant="normal" fo:text-transform="none" fo:color="#202124" style:font-name="Roboto1" fo:font-size="10.5pt" fo:letter-spacing="normal" fo:font-style="normal" fo:font-weight="normal" fo:background-color="#e6f4ea" loext:padding="0.25in" loext:border="0.06pt solid #dadce0"/>
    </style:style>
    <style:style style:name="P27" style:family="paragraph" style:parent-style-name="Standard">
      <style:paragraph-properties fo:margin-top="0in" fo:margin-bottom="0.0417in" loext:contextual-spacing="false" style:line-height-at-least="0.2083in" fo:orphans="2" fo:widows="2"/>
      <style:text-properties fo:font-variant="normal" fo:text-transform="none" fo:color="#70757a" style:font-name="Roboto1" fo:font-size="10.5pt" fo:letter-spacing="normal" fo:font-style="normal" fo:font-weight="normal" fo:background-color="#ffffff" style:font-name-asian="Roboto" style:font-size-asian="14pt" style:font-style-asian="normal" style:font-weight-asian="normal" style:font-name-complex="Roboto" style:font-size-complex="14pt" style:font-style-complex="normal" style:font-weight-complex="normal" loext:padding="0.25in" loext:border="0.06pt solid #dadce0"/>
    </style:style>
    <style:style style:name="P28" style:family="paragraph" style:parent-style-name="Standard">
      <style:paragraph-properties fo:margin-top="0in" fo:margin-bottom="0.0417in" loext:contextual-spacing="false" style:line-height-at-least="0.2083in" fo:orphans="2" fo:widows="2"/>
      <style:text-properties fo:font-variant="normal" fo:text-transform="none" fo:color="#70757a" style:font-name="Roboto1" fo:font-size="10.5pt" fo:letter-spacing="normal" fo:font-style="normal" fo:font-weight="normal" fo:background-color="#ffffff" loext:padding="0.25in" loext:border="0.06pt solid #dadce0"/>
    </style:style>
    <style:style style:name="P29" style:family="paragraph" style:parent-style-name="Standard">
      <style:paragraph-properties fo:margin-top="0in" fo:margin-bottom="0.0417in" loext:contextual-spacing="false" fo:text-align="start" style:justify-single-word="false" fo:orphans="2" fo:widows="2"/>
    </style:style>
    <style:style style:name="P30" style:family="paragraph" style:parent-style-name="Standard">
      <style:paragraph-properties fo:margin-top="0in" fo:margin-bottom="0.0835in" loext:contextual-spacing="false" style:line-height-at-least="0.2083in" fo:orphans="2" fo:widows="2"/>
      <style:text-properties fo:font-variant="normal" fo:text-transform="none" fo:color="#70757a" style:font-name="Google Sans1" fo:font-size="10.5pt" fo:letter-spacing="normal" fo:font-style="normal" fo:font-weight="bold" fo:background-color="#ffffff" style:font-name-asian="Roboto" style:font-size-asian="14pt" style:font-style-asian="normal" style:font-weight-asian="normal" style:font-name-complex="Roboto" style:font-size-complex="14pt" style:font-style-complex="normal" style:font-weight-complex="normal" loext:padding="0.25in" loext:border="0.06pt solid #dadce0"/>
    </style:style>
    <style:style style:name="P31" style:family="paragraph" style:parent-style-name="Standard">
      <style:paragraph-properties fo:margin-top="0in" fo:margin-bottom="0.0835in" loext:contextual-spacing="false" style:line-height-at-least="0.2083in" fo:orphans="2" fo:widows="2"/>
      <style:text-properties fo:font-variant="normal" fo:text-transform="none" fo:color="#70757a" style:font-name="Google Sans1" fo:font-size="10.5pt" fo:letter-spacing="normal" fo:font-style="normal" fo:font-weight="bold" fo:background-color="#ffffff" loext:padding="0.25in" loext:border="0.06pt solid #dadce0"/>
    </style:style>
    <style:style style:name="P32" style:family="paragraph" style:parent-style-name="Standard">
      <style:paragraph-properties fo:margin-top="0.25in" fo:margin-bottom="0.0972in" loext:contextual-spacing="false" fo:orphans="2" fo:widows="2"/>
      <style:text-properties fo:font-variant="normal" fo:text-transform="none" fo:color="#202124" style:font-name="Roboto" fo:font-size="10.5pt" fo:letter-spacing="normal" fo:font-style="normal" fo:font-weight="bold" fo:background-color="#f5f5f5" loext:padding="0in" loext:border="none"/>
    </style:style>
    <style:style style:name="P33" style:family="paragraph" style:parent-style-name="Standard">
      <style:paragraph-properties fo:margin-top="0.25in" fo:margin-bottom="0.0972in" loext:contextual-spacing="false" fo:orphans="2" fo:widows="2"/>
      <style:text-properties fo:font-variant="normal" fo:text-transform="none" fo:color="#202124" style:font-name="Roboto" fo:font-size="10.5pt" fo:letter-spacing="normal" fo:font-style="italic" fo:font-weight="normal" fo:background-color="#f5f5f5" loext:padding="0in" loext:border="none"/>
    </style:style>
    <style:style style:name="P34" style:family="paragraph" style:parent-style-name="Standard">
      <style:paragraph-properties fo:margin-top="0.25in" fo:margin-bottom="0.0972in" loext:contextual-spacing="false" fo:text-align="start" style:justify-single-word="false" fo:orphans="2" fo:widows="2"/>
      <style:text-properties fo:font-variant="normal" fo:text-transform="none" fo:color="#202124" fo:letter-spacing="normal" fo:background-color="#f5f5f5" loext:padding="0in" loext:border="none"/>
    </style:style>
    <style:style style:name="P35" style:family="paragraph" style:parent-style-name="Standard">
      <style:paragraph-properties fo:margin-top="0.0311in" fo:margin-bottom="0.1772in" loext:contextual-spacing="false" fo:orphans="2" fo:widows="2"/>
      <style:text-properties fo:font-variant="normal" fo:text-transform="none" fo:color="#202124" style:font-name="Roboto" fo:font-size="10.5pt" fo:letter-spacing="normal" fo:font-style="normal" fo:font-weight="bold" fo:background-color="#f5f5f5" loext:padding="0in" loext:border="none"/>
    </style:style>
    <style:style style:name="P36" style:family="paragraph" style:parent-style-name="Standard">
      <style:paragraph-properties fo:margin-top="0in" fo:margin-bottom="0.5in" loext:contextual-spacing="false" style:line-height-at-least="0.2083in" fo:orphans="2" fo:widows="2"/>
      <style:text-properties fo:font-variant="normal" fo:text-transform="none" fo:color="#ffffff" style:font-name="Roboto1" fo:font-size="10.5pt" fo:letter-spacing="normal" fo:font-style="normal" fo:font-weight="bold" fo:background-color="#f0ebf8" loext:padding="0in" loext:border="none"/>
    </style:style>
    <style:style style:name="P37" style:family="paragraph" style:parent-style-name="Standard">
      <style:paragraph-properties fo:margin-top="0in" fo:margin-bottom="0.5in" loext:contextual-spacing="false" fo:text-align="start" style:justify-single-word="false" fo:orphans="2" fo:widows="2"/>
      <style:text-properties loext:padding="0in" loext:border="none"/>
    </style:style>
    <style:style style:name="T1" style:family="text">
      <style:text-properties fo:background-color="#fce8e6" loext:char-shading-value="0"/>
    </style:style>
    <style:style style:name="T2" style:family="text">
      <style:text-properties fo:background-color="#e6f4ea" loext:char-shading-value="0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from-left" style:horizontal-rel="page" fo:padding="0in" fo:border="none"/>
    </style:style>
    <style:style style:name="fr2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7.51pt solid #000000"/>
    </style:style>
    <style:style style:name="fr4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frame" style:horizontal-pos="from-left" style:horizontal-rel="frame" fo:padding="0in" fo:border="none"/>
    </style:style>
    <style:style style:name="fr5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from-left" style:horizontal-rel="page" fo:padding="0in" fo:border="0.06pt solid #ffffff"/>
    </style:style>
    <style:style style:name="fr6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frame" style:horizontal-pos="from-left" style:horizontal-rel="frame" fo:padding="0in" fo:border="0.06pt solid #ffffff"/>
    </style:style>
    <style:style style:name="fr7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fr8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1.5pt solid #5f6368"/>
    </style:style>
    <style:style style:name="fr9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1.5pt solid #9aa0a6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Frame3" text:anchor-type="page" text:anchor-page-number="1" svg:x="-0.0835in" svg:y="-0.0835in" svg:width="0.1665in" draw:z-index="2">
        <draw:text-box fo:min-height="0.1665in">
          <text:p text:style-name="Text_20_body"/>
        </draw:text-box>
      </draw:frame>
      <draw:frame draw:style-name="fr3" draw:name="Frame4" text:anchor-type="page" text:anchor-page-number="1" svg:x="-0.1043in" svg:y="-0.1043in" svg:width="0.0161in" draw:z-index="3">
        <draw:text-box fo:min-height="0.0161in">
          <draw:frame draw:style-name="fr4" draw:name="Frame5" text:anchor-type="frame" svg:x="-0.0728in" svg:y="0in" svg:width="0.0161in" draw:z-index="4">
            <draw:text-box fo:min-height="0.0161in">
              <draw:frame draw:style-name="fr6" draw:name="Frame7" text:anchor-type="frame" svg:x="0in" svg:y="0.052in" svg:width="0.1354in" draw:z-index="5">
                <draw:text-box fo:min-height="0.0209in">
                  <text:p text:style-name="Text_20_body"/>
                </draw:text-box>
              </draw:frame>
              <text:p text:style-name="Text_20_body"><draw:frame draw:style-name="fr5" draw:name="Frame6" text:anchor-type="char" svg:x="0in" svg:width="0.0209in" draw:z-index="6"><draw:text-box fo:min-height="0.0728in"><text:p text:style-name="Text_20_body"/></draw:text-box></draw:frame></text:p>
            </draw:text-box>
          </draw:frame>
          <text:p text:style-name="Text_20_body"/>
        </draw:text-box>
      </draw:frame>
      <draw:frame draw:style-name="fr2" draw:name="Frame9" text:anchor-type="page" text:anchor-page-number="1" svg:x="-0.0835in" svg:y="-0.0835in" svg:width="0.1665in" draw:z-index="8">
        <draw:text-box fo:min-height="0.1665in">
          <text:p text:style-name="Text_20_body"/>
        </draw:text-box>
      </draw:frame>
      <draw:frame draw:style-name="fr3" draw:name="Frame10" text:anchor-type="page" text:anchor-page-number="1" svg:x="-0.1043in" svg:y="-0.1043in" svg:width="0.0161in" draw:z-index="9">
        <draw:text-box fo:min-height="0.0161in">
          <draw:frame draw:style-name="fr4" draw:name="Frame11" text:anchor-type="frame" svg:x="-0.0728in" svg:y="0in" svg:width="0.0161in" draw:z-index="10">
            <draw:text-box fo:min-height="0.0161in">
              <draw:frame draw:style-name="fr6" draw:name="Frame13" text:anchor-type="frame" svg:x="0in" svg:y="0.052in" svg:width="0.1354in" draw:z-index="11">
                <draw:text-box fo:min-height="0.0209in">
                  <text:p text:style-name="Text_20_body"/>
                </draw:text-box>
              </draw:frame>
              <text:p text:style-name="Text_20_body"><draw:frame draw:style-name="fr5" draw:name="Frame12" text:anchor-type="char" svg:x="0in" svg:width="0.0209in" draw:z-index="12"><draw:text-box fo:min-height="0.0728in"><text:p text:style-name="Text_20_body"/></draw:text-box></draw:frame></text:p>
            </draw:text-box>
          </draw:frame>
          <text:p text:style-name="Text_20_body"/>
        </draw:text-box>
      </draw:frame>
      <draw:frame draw:style-name="fr2" draw:name="Frame15" text:anchor-type="page" text:anchor-page-number="1" svg:x="-0.0835in" svg:y="-0.0835in" svg:width="0.1665in" draw:z-index="14">
        <draw:text-box fo:min-height="0.1665in">
          <text:p text:style-name="Text_20_body"/>
        </draw:text-box>
      </draw:frame>
      <draw:frame draw:style-name="fr3" draw:name="Frame16" text:anchor-type="page" text:anchor-page-number="1" svg:x="-0.1043in" svg:y="-0.1043in" svg:width="0.0161in" draw:z-index="15">
        <draw:text-box fo:min-height="0.0161in">
          <text:p text:style-name="Text_20_body"><draw:frame draw:style-name="fr7" draw:name="Frame17" text:anchor-type="char" svg:width="0.0161in" draw:z-index="16"><draw:text-box fo:min-height="0.0161in"><text:p text:style-name="Text_20_body"/></draw:text-box></draw:frame></text:p>
        </draw:text-box>
      </draw:frame>
      <draw:frame draw:style-name="fr2" draw:name="Frame18" text:anchor-type="page" text:anchor-page-number="1" svg:x="-0.0835in" svg:y="-0.0835in" svg:width="0.1665in" draw:z-index="17">
        <draw:text-box fo:min-height="0.1665in">
          <text:p text:style-name="Text_20_body"/>
        </draw:text-box>
      </draw:frame>
      <draw:frame draw:style-name="fr3" draw:name="Frame19" text:anchor-type="page" text:anchor-page-number="1" svg:x="-0.1043in" svg:y="-0.1043in" svg:width="0.0161in" draw:z-index="18">
        <draw:text-box fo:min-height="0.0161in">
          <draw:frame draw:style-name="fr4" draw:name="Frame20" text:anchor-type="frame" svg:x="-0.0728in" svg:y="0in" svg:width="0.0161in" draw:z-index="19">
            <draw:text-box fo:min-height="0.0161in">
              <draw:frame draw:style-name="fr6" draw:name="Frame22" text:anchor-type="frame" svg:x="0in" svg:y="0.052in" svg:width="0.1354in" draw:z-index="20">
                <draw:text-box fo:min-height="0.0209in">
                  <text:p text:style-name="Text_20_body"/>
                </draw:text-box>
              </draw:frame>
              <text:p text:style-name="Text_20_body"><draw:frame draw:style-name="fr5" draw:name="Frame21" text:anchor-type="char" svg:x="0in" svg:width="0.0209in" draw:z-index="21"><draw:text-box fo:min-height="0.0728in"><text:p text:style-name="Text_20_body"/></draw:text-box></draw:frame></text:p>
            </draw:text-box>
          </draw:frame>
          <text:p text:style-name="Text_20_body"/>
        </draw:text-box>
      </draw:frame>
      <draw:frame draw:style-name="fr2" draw:name="Frame24" text:anchor-type="page" text:anchor-page-number="1" svg:x="-0.0835in" svg:y="-0.0835in" svg:width="0.1665in" draw:z-index="23">
        <draw:text-box fo:min-height="0.1665in">
          <text:p text:style-name="Text_20_body"/>
        </draw:text-box>
      </draw:frame>
      <draw:frame draw:style-name="fr3" draw:name="Frame25" text:anchor-type="page" text:anchor-page-number="1" svg:x="-0.1043in" svg:y="-0.1043in" svg:width="0.0161in" draw:z-index="24">
        <draw:text-box fo:min-height="0.0161in">
          <text:p text:style-name="Text_20_body"><draw:frame draw:style-name="fr7" draw:name="Frame26" text:anchor-type="char" svg:width="0.0161in" draw:z-index="25"><draw:text-box fo:min-height="0.0161in"><text:p text:style-name="Text_20_body"/></draw:text-box></draw:frame></text:p>
        </draw:text-box>
      </draw:frame>
      <draw:frame draw:style-name="fr2" draw:name="Frame27" text:anchor-type="page" text:anchor-page-number="1" svg:x="-0.0835in" svg:y="-0.0835in" svg:width="0.1665in" draw:z-index="26">
        <draw:text-box fo:min-height="0.1665in">
          <text:p text:style-name="Text_20_body"/>
        </draw:text-box>
      </draw:frame>
      <draw:frame draw:style-name="fr3" draw:name="Frame28" text:anchor-type="page" text:anchor-page-number="1" svg:x="-0.1043in" svg:y="-0.1043in" svg:width="0.0161in" draw:z-index="27">
        <draw:text-box fo:min-height="0.0161in">
          <text:p text:style-name="Text_20_body"><draw:frame draw:style-name="fr7" draw:name="Frame29" text:anchor-type="char" svg:width="0.0161in" draw:z-index="28"><draw:text-box fo:min-height="0.0161in"><text:p text:style-name="Text_20_body"/></draw:text-box></draw:frame></text:p>
        </draw:text-box>
      </draw:frame>
      <draw:frame draw:style-name="fr2" draw:name="Frame30" text:anchor-type="page" text:anchor-page-number="1" svg:x="-0.0835in" svg:y="-0.0835in" svg:width="0.1665in" draw:z-index="29">
        <draw:text-box fo:min-height="0.1665in">
          <text:p text:style-name="Text_20_body"/>
        </draw:text-box>
      </draw:frame>
      <draw:frame draw:style-name="fr3" draw:name="Frame31" text:anchor-type="page" text:anchor-page-number="1" svg:x="-0.1043in" svg:y="-0.1043in" svg:width="0.0161in" draw:z-index="30">
        <draw:text-box fo:min-height="0.0161in">
          <draw:frame draw:style-name="fr4" draw:name="Frame32" text:anchor-type="frame" svg:x="-0.0728in" svg:y="0in" svg:width="0.0161in" draw:z-index="31">
            <draw:text-box fo:min-height="0.0161in">
              <draw:frame draw:style-name="fr6" draw:name="Frame34" text:anchor-type="frame" svg:x="0in" svg:y="0.052in" svg:width="0.1354in" draw:z-index="32">
                <draw:text-box fo:min-height="0.0209in">
                  <text:p text:style-name="Text_20_body"/>
                </draw:text-box>
              </draw:frame>
              <text:p text:style-name="Text_20_body"><draw:frame draw:style-name="fr5" draw:name="Frame33" text:anchor-type="char" svg:x="0in" svg:width="0.0209in" draw:z-index="33"><draw:text-box fo:min-height="0.0728in"><text:p text:style-name="Text_20_body"/></draw:text-box></draw:frame></text:p>
            </draw:text-box>
          </draw:frame>
          <text:p text:style-name="Text_20_body"/>
        </draw:text-box>
      </draw:frame>
      <draw:frame draw:style-name="fr2" draw:name="Frame36" text:anchor-type="page" text:anchor-page-number="1" svg:x="-0.0835in" svg:y="-0.0835in" svg:width="0.1665in" draw:z-index="36">
        <draw:text-box fo:min-height="0.1665in">
          <text:p text:style-name="Text_20_body"/>
        </draw:text-box>
      </draw:frame>
      <draw:frame draw:style-name="fr3" draw:name="Frame37" text:anchor-type="page" text:anchor-page-number="1" svg:x="-0.1043in" svg:y="-0.1043in" svg:width="0.0161in" draw:z-index="37">
        <draw:text-box fo:min-height="0.0161in">
          <draw:frame draw:style-name="fr4" draw:name="Frame38" text:anchor-type="frame" svg:x="-0.0728in" svg:y="0in" svg:width="0.0161in" draw:z-index="38">
            <draw:text-box fo:min-height="0.0161in">
              <draw:frame draw:style-name="fr6" draw:name="Frame40" text:anchor-type="frame" svg:x="0in" svg:y="0.052in" svg:width="0.1354in" draw:z-index="39">
                <draw:text-box fo:min-height="0.0209in">
                  <text:p text:style-name="Text_20_body"/>
                </draw:text-box>
              </draw:frame>
              <text:p text:style-name="Text_20_body"><draw:frame draw:style-name="fr5" draw:name="Frame39" text:anchor-type="char" svg:x="0in" svg:width="0.0209in" draw:z-index="40"><draw:text-box fo:min-height="0.0728in"><text:p text:style-name="Text_20_body"/></draw:text-box></draw:frame></text:p>
            </draw:text-box>
          </draw:frame>
          <text:p text:style-name="Text_20_body"/>
        </draw:text-box>
      </draw:frame>
      <draw:frame draw:style-name="fr2" draw:name="Frame41" text:anchor-type="page" text:anchor-page-number="1" svg:x="-0.0835in" svg:y="-0.0835in" svg:width="0.1665in" draw:z-index="41">
        <draw:text-box fo:min-height="0.1665in">
          <text:p text:style-name="Text_20_body"/>
        </draw:text-box>
      </draw:frame>
      <draw:frame draw:style-name="fr3" draw:name="Frame42" text:anchor-type="page" text:anchor-page-number="1" svg:x="-0.1043in" svg:y="-0.1043in" svg:width="0.0161in" draw:z-index="42">
        <draw:text-box fo:min-height="0.0161in">
          <draw:frame draw:style-name="fr4" draw:name="Frame43" text:anchor-type="frame" svg:x="-0.0728in" svg:y="0in" svg:width="0.0161in" draw:z-index="43">
            <draw:text-box fo:min-height="0.0161in">
              <draw:frame draw:style-name="fr6" draw:name="Frame45" text:anchor-type="frame" svg:x="0in" svg:y="0.052in" svg:width="0.1354in" draw:z-index="44">
                <draw:text-box fo:min-height="0.0209in">
                  <text:p text:style-name="Text_20_body"/>
                </draw:text-box>
              </draw:frame>
              <text:p text:style-name="Text_20_body"><draw:frame draw:style-name="fr5" draw:name="Frame44" text:anchor-type="char" svg:x="0in" svg:width="0.0209in" draw:z-index="45"><draw:text-box fo:min-height="0.0728in"><text:p text:style-name="Text_20_body"/></draw:text-box></draw:frame></text:p>
            </draw:text-box>
          </draw:frame>
          <text:p text:style-name="Text_20_body"/>
        </draw:text-box>
      </draw:frame>
      <draw:frame draw:style-name="fr2" draw:name="Frame46" text:anchor-type="page" text:anchor-page-number="1" svg:x="-0.0835in" svg:y="-0.0835in" svg:width="0.1665in" draw:z-index="46">
        <draw:text-box fo:min-height="0.1665in">
          <text:p text:style-name="Text_20_body"/>
        </draw:text-box>
      </draw:frame>
      <draw:frame draw:style-name="fr3" draw:name="Frame47" text:anchor-type="page" text:anchor-page-number="1" svg:x="-0.1043in" svg:y="-0.1043in" svg:width="0.0161in" draw:z-index="47">
        <draw:text-box fo:min-height="0.0161in">
          <draw:frame draw:style-name="fr4" draw:name="Frame48" text:anchor-type="frame" svg:x="-0.0728in" svg:y="0in" svg:width="0.0161in" draw:z-index="48">
            <draw:text-box fo:min-height="0.0161in">
              <draw:frame draw:style-name="fr6" draw:name="Frame50" text:anchor-type="frame" svg:x="0in" svg:y="0.052in" svg:width="0.1354in" draw:z-index="49">
                <draw:text-box fo:min-height="0.0209in">
                  <text:p text:style-name="Text_20_body"/>
                </draw:text-box>
              </draw:frame>
              <text:p text:style-name="Text_20_body"><draw:frame draw:style-name="fr5" draw:name="Frame49" text:anchor-type="char" svg:x="0in" svg:width="0.0209in" draw:z-index="50"><draw:text-box fo:min-height="0.0728in"><text:p text:style-name="Text_20_body"/></draw:text-box></draw:frame></text:p>
            </draw:text-box>
          </draw:frame>
          <text:p text:style-name="Text_20_body"/>
        </draw:text-box>
      </draw:frame>
      <draw:frame draw:style-name="fr2" draw:name="Frame77" text:anchor-type="page" text:anchor-page-number="1" svg:x="-0.0835in" svg:y="-0.0835in" svg:width="0.1665in" draw:z-index="77">
        <draw:text-box fo:min-height="0.1665in">
          <text:p text:style-name="Text_20_body"/>
        </draw:text-box>
      </draw:frame>
      <draw:frame draw:style-name="fr3" draw:name="Frame78" text:anchor-type="page" text:anchor-page-number="1" svg:x="-0.1043in" svg:y="-0.1043in" svg:width="0.0161in" draw:z-index="78">
        <draw:text-box fo:min-height="0.0161in">
          <text:p text:style-name="Text_20_body"><draw:frame draw:style-name="fr7" draw:name="Frame79" text:anchor-type="char" svg:width="0.0161in" draw:z-index="79"><draw:text-box fo:min-height="0.0161in"><text:p text:style-name="Text_20_body"/></draw:text-box></draw:frame></text:p>
        </draw:text-box>
      </draw:frame>
      <draw:frame draw:style-name="fr2" draw:name="Frame80" text:anchor-type="page" text:anchor-page-number="1" svg:x="-0.0835in" svg:y="-0.0835in" svg:width="0.1665in" draw:z-index="80">
        <draw:text-box fo:min-height="0.1665in">
          <text:p text:style-name="Text_20_body"/>
        </draw:text-box>
      </draw:frame>
      <draw:frame draw:style-name="fr3" draw:name="Frame81" text:anchor-type="page" text:anchor-page-number="1" svg:x="-0.1043in" svg:y="-0.1043in" svg:width="0.0161in" draw:z-index="81">
        <draw:text-box fo:min-height="0.0161in">
          <draw:frame draw:style-name="fr4" draw:name="Frame82" text:anchor-type="frame" svg:x="-0.0728in" svg:y="0in" svg:width="0.0161in" draw:z-index="82">
            <draw:text-box fo:min-height="0.0161in">
              <draw:frame draw:style-name="fr6" draw:name="Frame84" text:anchor-type="frame" svg:x="0in" svg:y="0.052in" svg:width="0.1354in" draw:z-index="83">
                <draw:text-box fo:min-height="0.0209in">
                  <text:p text:style-name="Text_20_body"/>
                </draw:text-box>
              </draw:frame>
              <text:p text:style-name="Text_20_body"><draw:frame draw:style-name="fr5" draw:name="Frame83" text:anchor-type="char" svg:x="0in" svg:width="0.0209in" draw:z-index="84"><draw:text-box fo:min-height="0.0728in"><text:p text:style-name="Text_20_body"/></draw:text-box></draw:frame></text:p>
            </draw:text-box>
          </draw:frame>
          <text:p text:style-name="Text_20_body"/>
        </draw:text-box>
      </draw:frame>
      <draw:frame draw:style-name="fr2" draw:name="Frame86" text:anchor-type="page" text:anchor-page-number="1" svg:x="-0.0835in" svg:y="-0.0835in" svg:width="0.1665in" draw:z-index="86">
        <draw:text-box fo:min-height="0.1665in">
          <text:p text:style-name="Text_20_body"/>
        </draw:text-box>
      </draw:frame>
      <draw:frame draw:style-name="fr3" draw:name="Frame87" text:anchor-type="page" text:anchor-page-number="1" svg:x="-0.1043in" svg:y="-0.1043in" svg:width="0.0161in" draw:z-index="87">
        <draw:text-box fo:min-height="0.0161in">
          <draw:frame draw:style-name="fr4" draw:name="Frame88" text:anchor-type="frame" svg:x="-0.0728in" svg:y="0in" svg:width="0.0161in" draw:z-index="88">
            <draw:text-box fo:min-height="0.0161in">
              <draw:frame draw:style-name="fr6" draw:name="Frame90" text:anchor-type="frame" svg:x="0in" svg:y="0.052in" svg:width="0.1354in" draw:z-index="89">
                <draw:text-box fo:min-height="0.0209in">
                  <text:p text:style-name="Text_20_body"/>
                </draw:text-box>
              </draw:frame>
              <text:p text:style-name="Text_20_body"><draw:frame draw:style-name="fr5" draw:name="Frame89" text:anchor-type="char" svg:x="0in" svg:width="0.0209in" draw:z-index="90"><draw:text-box fo:min-height="0.0728in"><text:p text:style-name="Text_20_body"/></draw:text-box></draw:frame></text:p>
            </draw:text-box>
          </draw:frame>
          <text:p text:style-name="Text_20_body"/>
        </draw:text-box>
      </draw:frame>
      <draw:frame draw:style-name="fr2" draw:name="Frame92" text:anchor-type="page" text:anchor-page-number="1" svg:x="-0.0835in" svg:y="-0.0835in" svg:width="0.1665in" draw:z-index="92">
        <draw:text-box fo:min-height="0.1665in">
          <text:p text:style-name="Text_20_body"/>
        </draw:text-box>
      </draw:frame>
      <draw:frame draw:style-name="fr3" draw:name="Frame93" text:anchor-type="page" text:anchor-page-number="1" svg:x="-0.1043in" svg:y="-0.1043in" svg:width="0.0161in" draw:z-index="93">
        <draw:text-box fo:min-height="0.0161in">
          <text:p text:style-name="Text_20_body"><draw:frame draw:style-name="fr7" draw:name="Frame94" text:anchor-type="char" svg:width="0.0161in" draw:z-index="94"><draw:text-box fo:min-height="0.0161in"><text:p text:style-name="Text_20_body"/></draw:text-box></draw:frame></text:p>
        </draw:text-box>
      </draw:frame>
      <draw:frame draw:style-name="fr2" draw:name="Frame95" text:anchor-type="page" text:anchor-page-number="1" svg:x="-0.0835in" svg:y="-0.0835in" svg:width="0.1665in" draw:z-index="95">
        <draw:text-box fo:min-height="0.1665in">
          <text:p text:style-name="Text_20_body"/>
        </draw:text-box>
      </draw:frame>
      <draw:frame draw:style-name="fr3" draw:name="Frame96" text:anchor-type="page" text:anchor-page-number="1" svg:x="-0.1043in" svg:y="-0.1043in" svg:width="0.0161in" draw:z-index="96">
        <draw:text-box fo:min-height="0.0161in">
          <text:p text:style-name="Text_20_body"><draw:frame draw:style-name="fr7" draw:name="Frame97" text:anchor-type="char" svg:width="0.0161in" draw:z-index="97"><draw:text-box fo:min-height="0.0161in"><text:p text:style-name="Text_20_body"/></draw:text-box></draw:frame></text:p>
        </draw:text-box>
      </draw:frame>
      <draw:frame draw:style-name="fr2" draw:name="Frame100" text:anchor-type="page" text:anchor-page-number="1" svg:x="-0.0835in" svg:y="-0.0835in" svg:width="0.1665in" draw:z-index="101">
        <draw:text-box fo:min-height="0.1665in">
          <text:p text:style-name="Text_20_body"/>
        </draw:text-box>
      </draw:frame>
      <draw:frame draw:style-name="fr3" draw:name="Frame101" text:anchor-type="page" text:anchor-page-number="1" svg:x="-0.1043in" svg:y="-0.1043in" svg:width="0.0161in" draw:z-index="102">
        <draw:text-box fo:min-height="0.0161in">
          <draw:frame draw:style-name="fr4" draw:name="Frame102" text:anchor-type="frame" svg:x="-0.0728in" svg:y="0in" svg:width="0.0161in" draw:z-index="103">
            <draw:text-box fo:min-height="0.0161in">
              <draw:frame draw:style-name="fr6" draw:name="Frame104" text:anchor-type="frame" svg:x="0in" svg:y="0.052in" svg:width="0.1354in" draw:z-index="104">
                <draw:text-box fo:min-height="0.0209in">
                  <text:p text:style-name="Text_20_body"/>
                </draw:text-box>
              </draw:frame>
              <text:p text:style-name="Text_20_body"><draw:frame draw:style-name="fr5" draw:name="Frame103" text:anchor-type="char" svg:x="0in" svg:width="0.0209in" draw:z-index="105"><draw:text-box fo:min-height="0.0728in"><text:p text:style-name="Text_20_body"/></draw:text-box></draw:frame></text:p>
            </draw:text-box>
          </draw:frame>
          <text:p text:style-name="Text_20_body"/>
        </draw:text-box>
      </draw:frame>
      <draw:frame draw:style-name="fr2" draw:name="Frame106" text:anchor-type="page" text:anchor-page-number="1" svg:x="-0.0835in" svg:y="-0.0835in" svg:width="0.1665in" draw:z-index="107">
        <draw:text-box fo:min-height="0.1665in">
          <text:p text:style-name="Text_20_body"/>
        </draw:text-box>
      </draw:frame>
      <draw:frame draw:style-name="fr3" draw:name="Frame107" text:anchor-type="page" text:anchor-page-number="1" svg:x="-0.1043in" svg:y="-0.1043in" svg:width="0.0161in" draw:z-index="108">
        <draw:text-box fo:min-height="0.0161in">
          <draw:frame draw:style-name="fr4" draw:name="Frame108" text:anchor-type="frame" svg:x="-0.0728in" svg:y="0in" svg:width="0.0161in" draw:z-index="109">
            <draw:text-box fo:min-height="0.0161in">
              <draw:frame draw:style-name="fr6" draw:name="Frame110" text:anchor-type="frame" svg:x="0in" svg:y="0.052in" svg:width="0.1354in" draw:z-index="110">
                <draw:text-box fo:min-height="0.0209in">
                  <text:p text:style-name="Text_20_body"/>
                </draw:text-box>
              </draw:frame>
              <text:p text:style-name="Text_20_body"><draw:frame draw:style-name="fr5" draw:name="Frame109" text:anchor-type="char" svg:x="0in" svg:width="0.0209in" draw:z-index="111"><draw:text-box fo:min-height="0.0728in"><text:p text:style-name="Text_20_body"/></draw:text-box></draw:frame></text:p>
            </draw:text-box>
          </draw:frame>
          <text:p text:style-name="Text_20_body"/>
        </draw:text-box>
      </draw:frame>
      <draw:frame draw:style-name="fr2" draw:name="Frame112" text:anchor-type="page" text:anchor-page-number="1" svg:x="-0.0835in" svg:y="-0.0835in" svg:width="0.1665in" draw:z-index="113">
        <draw:text-box fo:min-height="0.1665in">
          <text:p text:style-name="Text_20_body"/>
        </draw:text-box>
      </draw:frame>
      <draw:frame draw:style-name="fr3" draw:name="Frame113" text:anchor-type="page" text:anchor-page-number="1" svg:x="-0.1043in" svg:y="-0.1043in" svg:width="0.0161in" draw:z-index="114">
        <draw:text-box fo:min-height="0.0161in">
          <draw:frame draw:style-name="fr4" draw:name="Frame114" text:anchor-type="frame" svg:x="-0.0728in" svg:y="0in" svg:width="0.0161in" draw:z-index="115">
            <draw:text-box fo:min-height="0.0161in">
              <draw:frame draw:style-name="fr6" draw:name="Frame116" text:anchor-type="frame" svg:x="0in" svg:y="0.052in" svg:width="0.1354in" draw:z-index="116">
                <draw:text-box fo:min-height="0.0209in">
                  <text:p text:style-name="Text_20_body"/>
                </draw:text-box>
              </draw:frame>
              <text:p text:style-name="Text_20_body"><draw:frame draw:style-name="fr5" draw:name="Frame115" text:anchor-type="char" svg:x="0in" svg:width="0.0209in" draw:z-index="117"><draw:text-box fo:min-height="0.0728in"><text:p text:style-name="Text_20_body"/></draw:text-box></draw:frame></text:p>
            </draw:text-box>
          </draw:frame>
          <text:p text:style-name="Text_20_body"/>
        </draw:text-box>
      </draw:frame>
      <draw:frame draw:style-name="fr2" draw:name="Frame118" text:anchor-type="page" text:anchor-page-number="1" svg:x="-0.0835in" svg:y="-0.0835in" svg:width="0.1665in" draw:z-index="119">
        <draw:text-box fo:min-height="0.1665in">
          <text:p text:style-name="Text_20_body"/>
        </draw:text-box>
      </draw:frame>
      <draw:frame draw:style-name="fr3" draw:name="Frame119" text:anchor-type="page" text:anchor-page-number="1" svg:x="-0.1043in" svg:y="-0.1043in" svg:width="0.0161in" draw:z-index="120">
        <draw:text-box fo:min-height="0.0161in">
          <draw:frame draw:style-name="fr4" draw:name="Frame120" text:anchor-type="frame" svg:x="-0.0728in" svg:y="0in" svg:width="0.0161in" draw:z-index="121">
            <draw:text-box fo:min-height="0.0161in">
              <draw:frame draw:style-name="fr6" draw:name="Frame122" text:anchor-type="frame" svg:x="0in" svg:y="0.052in" svg:width="0.1354in" draw:z-index="122">
                <draw:text-box fo:min-height="0.0209in">
                  <text:p text:style-name="Text_20_body"/>
                </draw:text-box>
              </draw:frame>
              <text:p text:style-name="Text_20_body"><draw:frame draw:style-name="fr5" draw:name="Frame121" text:anchor-type="char" svg:x="0in" svg:width="0.0209in" draw:z-index="123"><draw:text-box fo:min-height="0.0728in"><text:p text:style-name="Text_20_body"/></draw:text-box></draw:frame></text:p>
            </draw:text-box>
          </draw:frame>
          <text:p text:style-name="Text_20_body"/>
        </draw:text-box>
      </draw:frame>
      <draw:frame draw:style-name="fr2" draw:name="Frame124" text:anchor-type="page" text:anchor-page-number="1" svg:x="-0.0835in" svg:y="-0.0835in" svg:width="0.1665in" draw:z-index="125">
        <draw:text-box fo:min-height="0.1665in">
          <text:p text:style-name="Text_20_body"/>
        </draw:text-box>
      </draw:frame>
      <draw:frame draw:style-name="fr3" draw:name="Frame125" text:anchor-type="page" text:anchor-page-number="1" svg:x="-0.1043in" svg:y="-0.1043in" svg:width="0.0161in" draw:z-index="126">
        <draw:text-box fo:min-height="0.0161in">
          <text:p text:style-name="Text_20_body"><draw:frame draw:style-name="fr7" draw:name="Frame126" text:anchor-type="char" svg:width="0.0161in" draw:z-index="127"><draw:text-box fo:min-height="0.0161in"><text:p text:style-name="Text_20_body"/></draw:text-box></draw:frame></text:p>
        </draw:text-box>
      </draw:frame>
      <draw:frame draw:style-name="fr2" draw:name="Frame127" text:anchor-type="page" text:anchor-page-number="1" svg:x="-0.0835in" svg:y="-0.0835in" svg:width="0.1665in" draw:z-index="129">
        <draw:text-box fo:min-height="0.1665in">
          <text:p text:style-name="Text_20_body"/>
        </draw:text-box>
      </draw:frame>
      <draw:frame draw:style-name="fr3" draw:name="Frame128" text:anchor-type="page" text:anchor-page-number="1" svg:x="-0.1043in" svg:y="-0.1043in" svg:width="0.0161in" draw:z-index="130">
        <draw:text-box fo:min-height="0.0161in">
          <draw:frame draw:style-name="fr4" draw:name="Frame129" text:anchor-type="frame" svg:x="-0.0728in" svg:y="0in" svg:width="0.0161in" draw:z-index="131">
            <draw:text-box fo:min-height="0.0161in">
              <draw:frame draw:style-name="fr6" draw:name="Frame131" text:anchor-type="frame" svg:x="0in" svg:y="0.052in" svg:width="0.1354in" draw:z-index="132">
                <draw:text-box fo:min-height="0.0209in">
                  <text:p text:style-name="Text_20_body"/>
                </draw:text-box>
              </draw:frame>
              <text:p text:style-name="Text_20_body"><draw:frame draw:style-name="fr5" draw:name="Frame130" text:anchor-type="char" svg:x="0in" svg:width="0.0209in" draw:z-index="133"><draw:text-box fo:min-height="0.0728in"><text:p text:style-name="Text_20_body"/></draw:text-box></draw:frame></text:p>
            </draw:text-box>
          </draw:frame>
          <text:p text:style-name="Text_20_body"/>
        </draw:text-box>
      </draw:frame>
      <draw:frame draw:style-name="fr2" draw:name="Frame132" text:anchor-type="page" text:anchor-page-number="1" svg:x="-0.0835in" svg:y="-0.0835in" svg:width="0.1665in" draw:z-index="134">
        <draw:text-box fo:min-height="0.1665in">
          <text:p text:style-name="Text_20_body"/>
        </draw:text-box>
      </draw:frame>
      <draw:frame draw:style-name="fr3" draw:name="Frame133" text:anchor-type="page" text:anchor-page-number="1" svg:x="-0.1043in" svg:y="-0.1043in" svg:width="0.0161in" draw:z-index="135">
        <draw:text-box fo:min-height="0.0161in">
          <draw:frame draw:style-name="fr4" draw:name="Frame134" text:anchor-type="frame" svg:x="-0.0728in" svg:y="0in" svg:width="0.0161in" draw:z-index="136">
            <draw:text-box fo:min-height="0.0161in">
              <draw:frame draw:style-name="fr6" draw:name="Frame136" text:anchor-type="frame" svg:x="0in" svg:y="0.052in" svg:width="0.1354in" draw:z-index="137">
                <draw:text-box fo:min-height="0.0209in">
                  <text:p text:style-name="Text_20_body"/>
                </draw:text-box>
              </draw:frame>
              <text:p text:style-name="Text_20_body"><draw:frame draw:style-name="fr5" draw:name="Frame135" text:anchor-type="char" svg:x="0in" svg:width="0.0209in" draw:z-index="138"><draw:text-box fo:min-height="0.0728in"><text:p text:style-name="Text_20_body"/></draw:text-box></draw:frame></text:p>
            </draw:text-box>
          </draw:frame>
          <text:p text:style-name="Text_20_body"/>
        </draw:text-box>
      </draw:frame>
      <draw:frame draw:style-name="fr2" draw:name="Frame137" text:anchor-type="page" text:anchor-page-number="1" svg:x="-0.0835in" svg:y="-0.0835in" svg:width="0.1665in" draw:z-index="139">
        <draw:text-box fo:min-height="0.1665in">
          <text:p text:style-name="Text_20_body"/>
        </draw:text-box>
      </draw:frame>
      <draw:frame draw:style-name="fr3" draw:name="Frame138" text:anchor-type="page" text:anchor-page-number="1" svg:x="-0.1043in" svg:y="-0.1043in" svg:width="0.0161in" draw:z-index="140">
        <draw:text-box fo:min-height="0.0161in">
          <draw:frame draw:style-name="fr4" draw:name="Frame139" text:anchor-type="frame" svg:x="-0.0728in" svg:y="0in" svg:width="0.0161in" draw:z-index="141">
            <draw:text-box fo:min-height="0.0161in">
              <draw:frame draw:style-name="fr6" draw:name="Frame141" text:anchor-type="frame" svg:x="0in" svg:y="0.052in" svg:width="0.1354in" draw:z-index="142">
                <draw:text-box fo:min-height="0.0209in">
                  <text:p text:style-name="Text_20_body"/>
                </draw:text-box>
              </draw:frame>
              <text:p text:style-name="Text_20_body"><draw:frame draw:style-name="fr5" draw:name="Frame140" text:anchor-type="char" svg:x="0in" svg:width="0.0209in" draw:z-index="143"><draw:text-box fo:min-height="0.0728in"><text:p text:style-name="Text_20_body"/></draw:text-box></draw:frame></text:p>
            </draw:text-box>
          </draw:frame>
          <text:p text:style-name="Text_20_body"/>
        </draw:text-box>
      </draw:frame>
      <draw:frame draw:style-name="fr2" draw:name="Frame142" text:anchor-type="page" text:anchor-page-number="1" svg:x="-0.0835in" svg:y="-0.0835in" svg:width="0.1665in" draw:z-index="144">
        <draw:text-box fo:min-height="0.1665in">
          <text:p text:style-name="Text_20_body"/>
        </draw:text-box>
      </draw:frame>
      <draw:frame draw:style-name="fr3" draw:name="Frame143" text:anchor-type="page" text:anchor-page-number="1" svg:x="-0.1043in" svg:y="-0.1043in" svg:width="0.0161in" draw:z-index="145">
        <draw:text-box fo:min-height="0.0161in">
          <draw:frame draw:style-name="fr4" draw:name="Frame144" text:anchor-type="frame" svg:x="-0.0728in" svg:y="0in" svg:width="0.0161in" draw:z-index="146">
            <draw:text-box fo:min-height="0.0161in">
              <draw:frame draw:style-name="fr6" draw:name="Frame146" text:anchor-type="frame" svg:x="0in" svg:y="0.052in" svg:width="0.1354in" draw:z-index="147">
                <draw:text-box fo:min-height="0.0209in">
                  <text:p text:style-name="Text_20_body"/>
                </draw:text-box>
              </draw:frame>
              <text:p text:style-name="Text_20_body"><draw:frame draw:style-name="fr5" draw:name="Frame145" text:anchor-type="char" svg:x="0in" svg:width="0.0209in" draw:z-index="148"><draw:text-box fo:min-height="0.0728in"><text:p text:style-name="Text_20_body"/></draw:text-box></draw:frame></text:p>
            </draw:text-box>
          </draw:frame>
          <text:p text:style-name="Text_20_body"/>
        </draw:text-box>
      </draw:frame>
      <draw:frame draw:style-name="fr2" draw:name="Frame149" text:anchor-type="page" text:anchor-page-number="1" svg:x="-0.0835in" svg:y="-0.0835in" svg:width="0.1665in" draw:z-index="151">
        <draw:text-box fo:min-height="0.1665in">
          <text:p text:style-name="Text_20_body"/>
        </draw:text-box>
      </draw:frame>
      <draw:frame draw:style-name="fr3" draw:name="Frame150" text:anchor-type="page" text:anchor-page-number="1" svg:x="-0.1043in" svg:y="-0.1043in" svg:width="0.0161in" draw:z-index="152">
        <draw:text-box fo:min-height="0.0161in">
          <text:p text:style-name="Text_20_body"><draw:frame draw:style-name="fr7" draw:name="Frame151" text:anchor-type="char" svg:width="0.0161in" draw:z-index="153"><draw:text-box fo:min-height="0.0161in"><text:p text:style-name="Text_20_body"/></draw:text-box></draw:frame></text:p>
        </draw:text-box>
      </draw:frame>
      <draw:frame draw:style-name="fr2" draw:name="Frame152" text:anchor-type="page" text:anchor-page-number="1" svg:x="-0.0835in" svg:y="-0.0835in" svg:width="0.1665in" draw:z-index="154">
        <draw:text-box fo:min-height="0.1665in">
          <text:p text:style-name="Text_20_body"/>
        </draw:text-box>
      </draw:frame>
      <draw:frame draw:style-name="fr3" draw:name="Frame153" text:anchor-type="page" text:anchor-page-number="1" svg:x="-0.1043in" svg:y="-0.1043in" svg:width="0.0161in" draw:z-index="155">
        <draw:text-box fo:min-height="0.0161in">
          <text:p text:style-name="Text_20_body"><draw:frame draw:style-name="fr7" draw:name="Frame154" text:anchor-type="char" svg:width="0.0161in" draw:z-index="156"><draw:text-box fo:min-height="0.0161in"><text:p text:style-name="Text_20_body"/></draw:text-box></draw:frame></text:p>
        </draw:text-box>
      </draw:frame>
      <draw:frame draw:style-name="fr2" draw:name="Frame155" text:anchor-type="page" text:anchor-page-number="1" svg:x="-0.0835in" svg:y="-0.0835in" svg:width="0.1665in" draw:z-index="157">
        <draw:text-box fo:min-height="0.1665in">
          <text:p text:style-name="Text_20_body"/>
        </draw:text-box>
      </draw:frame>
      <draw:frame draw:style-name="fr3" draw:name="Frame156" text:anchor-type="page" text:anchor-page-number="1" svg:x="-0.1043in" svg:y="-0.1043in" svg:width="0.0161in" draw:z-index="158">
        <draw:text-box fo:min-height="0.0161in">
          <draw:frame draw:style-name="fr4" draw:name="Frame157" text:anchor-type="frame" svg:x="-0.0728in" svg:y="0in" svg:width="0.0161in" draw:z-index="159">
            <draw:text-box fo:min-height="0.0161in">
              <draw:frame draw:style-name="fr6" draw:name="Frame159" text:anchor-type="frame" svg:x="0in" svg:y="0.052in" svg:width="0.1354in" draw:z-index="160">
                <draw:text-box fo:min-height="0.0209in">
                  <text:p text:style-name="Text_20_body"/>
                </draw:text-box>
              </draw:frame>
              <text:p text:style-name="Text_20_body"><draw:frame draw:style-name="fr5" draw:name="Frame158" text:anchor-type="char" svg:x="0in" svg:width="0.0209in" draw:z-index="161"><draw:text-box fo:min-height="0.0728in"><text:p text:style-name="Text_20_body"/></draw:text-box></draw:frame></text:p>
            </draw:text-box>
          </draw:frame>
          <text:p text:style-name="Text_20_body"/>
        </draw:text-box>
      </draw:frame>
      <draw:frame draw:style-name="fr2" draw:name="Frame161" text:anchor-type="page" text:anchor-page-number="1" svg:x="-0.0835in" svg:y="-0.0835in" svg:width="0.1665in" draw:z-index="163">
        <draw:text-box fo:min-height="0.1665in">
          <text:p text:style-name="Text_20_body"/>
        </draw:text-box>
      </draw:frame>
      <draw:frame draw:style-name="fr3" draw:name="Frame162" text:anchor-type="page" text:anchor-page-number="1" svg:x="-0.1043in" svg:y="-0.1043in" svg:width="0.0161in" draw:z-index="164">
        <draw:text-box fo:min-height="0.0161in">
          <text:p text:style-name="Text_20_body"><draw:frame draw:style-name="fr7" draw:name="Frame163" text:anchor-type="char" svg:width="0.0161in" draw:z-index="165"><draw:text-box fo:min-height="0.0161in"><text:p text:style-name="Text_20_body"/></draw:text-box></draw:frame></text:p>
        </draw:text-box>
      </draw:frame>
      <draw:frame draw:style-name="fr2" draw:name="Frame164" text:anchor-type="page" text:anchor-page-number="1" svg:x="-0.0835in" svg:y="-0.0835in" svg:width="0.1665in" draw:z-index="166">
        <draw:text-box fo:min-height="0.1665in">
          <text:p text:style-name="Text_20_body"/>
        </draw:text-box>
      </draw:frame>
      <draw:frame draw:style-name="fr3" draw:name="Frame165" text:anchor-type="page" text:anchor-page-number="1" svg:x="-0.1043in" svg:y="-0.1043in" svg:width="0.0161in" draw:z-index="167">
        <draw:text-box fo:min-height="0.0161in">
          <text:p text:style-name="Text_20_body"><draw:frame draw:style-name="fr7" draw:name="Frame166" text:anchor-type="char" svg:width="0.0161in" draw:z-index="168"><draw:text-box fo:min-height="0.0161in"><text:p text:style-name="Text_20_body"/></draw:text-box></draw:frame></text:p>
        </draw:text-box>
      </draw:frame>
      <draw:frame draw:style-name="fr2" draw:name="Frame167" text:anchor-type="page" text:anchor-page-number="1" svg:x="-0.0835in" svg:y="-0.0835in" svg:width="0.1665in" draw:z-index="170">
        <draw:text-box fo:min-height="0.1665in">
          <text:p text:style-name="Text_20_body"/>
        </draw:text-box>
      </draw:frame>
      <draw:frame draw:style-name="fr3" draw:name="Frame168" text:anchor-type="page" text:anchor-page-number="1" svg:x="-0.1043in" svg:y="-0.1043in" svg:width="0.0161in" draw:z-index="171">
        <draw:text-box fo:min-height="0.0161in">
          <draw:frame draw:style-name="fr4" draw:name="Frame169" text:anchor-type="frame" svg:x="-0.0728in" svg:y="0in" svg:width="0.0161in" draw:z-index="172">
            <draw:text-box fo:min-height="0.0161in">
              <draw:frame draw:style-name="fr6" draw:name="Frame171" text:anchor-type="frame" svg:x="0in" svg:y="0.052in" svg:width="0.1354in" draw:z-index="173">
                <draw:text-box fo:min-height="0.0209in">
                  <text:p text:style-name="Text_20_body"/>
                </draw:text-box>
              </draw:frame>
              <text:p text:style-name="Text_20_body"><draw:frame draw:style-name="fr5" draw:name="Frame170" text:anchor-type="char" svg:x="0in" svg:width="0.0209in" draw:z-index="174"><draw:text-box fo:min-height="0.0728in"><text:p text:style-name="Text_20_body"/></draw:text-box></draw:frame></text:p>
            </draw:text-box>
          </draw:frame>
          <text:p text:style-name="Text_20_body"/>
        </draw:text-box>
      </draw:frame>
      <draw:frame draw:style-name="fr2" draw:name="Frame172" text:anchor-type="page" text:anchor-page-number="1" svg:x="-0.0835in" svg:y="-0.0835in" svg:width="0.1665in" draw:z-index="175">
        <draw:text-box fo:min-height="0.1665in">
          <text:p text:style-name="Text_20_body"/>
        </draw:text-box>
      </draw:frame>
      <draw:frame draw:style-name="fr3" draw:name="Frame173" text:anchor-type="page" text:anchor-page-number="1" svg:x="-0.1043in" svg:y="-0.1043in" svg:width="0.0161in" draw:z-index="176">
        <draw:text-box fo:min-height="0.0161in">
          <draw:frame draw:style-name="fr4" draw:name="Frame174" text:anchor-type="frame" svg:x="-0.0728in" svg:y="0in" svg:width="0.0161in" draw:z-index="177">
            <draw:text-box fo:min-height="0.0161in">
              <draw:frame draw:style-name="fr6" draw:name="Frame176" text:anchor-type="frame" svg:x="0in" svg:y="0.052in" svg:width="0.1354in" draw:z-index="178">
                <draw:text-box fo:min-height="0.0209in">
                  <text:p text:style-name="Text_20_body"/>
                </draw:text-box>
              </draw:frame>
              <text:p text:style-name="Text_20_body"><draw:frame draw:style-name="fr5" draw:name="Frame175" text:anchor-type="char" svg:x="0in" svg:width="0.0209in" draw:z-index="179"><draw:text-box fo:min-height="0.0728in"><text:p text:style-name="Text_20_body"/></draw:text-box></draw:frame></text:p>
            </draw:text-box>
          </draw:frame>
          <text:p text:style-name="Text_20_body"/>
        </draw:text-box>
      </draw:frame>
      <draw:frame draw:style-name="fr2" draw:name="Frame177" text:anchor-type="page" text:anchor-page-number="1" svg:x="-0.0835in" svg:y="-0.0835in" svg:width="0.1665in" draw:z-index="180">
        <draw:text-box fo:min-height="0.1665in">
          <text:p text:style-name="Text_20_body"/>
        </draw:text-box>
      </draw:frame>
      <draw:frame draw:style-name="fr3" draw:name="Frame178" text:anchor-type="page" text:anchor-page-number="1" svg:x="-0.1043in" svg:y="-0.1043in" svg:width="0.0161in" draw:z-index="181">
        <draw:text-box fo:min-height="0.0161in">
          <draw:frame draw:style-name="fr4" draw:name="Frame179" text:anchor-type="frame" svg:x="-0.0728in" svg:y="0in" svg:width="0.0161in" draw:z-index="182">
            <draw:text-box fo:min-height="0.0161in">
              <draw:frame draw:style-name="fr6" draw:name="Frame181" text:anchor-type="frame" svg:x="0in" svg:y="0.052in" svg:width="0.1354in" draw:z-index="183">
                <draw:text-box fo:min-height="0.0209in">
                  <text:p text:style-name="Text_20_body"/>
                </draw:text-box>
              </draw:frame>
              <text:p text:style-name="Text_20_body"><draw:frame draw:style-name="fr5" draw:name="Frame180" text:anchor-type="char" svg:x="0in" svg:width="0.0209in" draw:z-index="184"><draw:text-box fo:min-height="0.0728in"><text:p text:style-name="Text_20_body"/></draw:text-box></draw:frame></text:p>
            </draw:text-box>
          </draw:frame>
          <text:p text:style-name="Text_20_body"/>
        </draw:text-box>
      </draw:frame>
      <text:p text:style-name="P1">1. Which of the following project characteristics make it more likely that the Waterfall process model would be successful? Check all that are conducive to waterfall.</text:p>
      <text:p text:style-name="P2"><draw:frame draw:style-name="fr1" draw:name="Frame2" text:anchor-type="char" svg:x="0in" svg:width="0.5626in" draw:z-index="1"><draw:text-box fo:min-height="0.0209in"><text:p text:style-name="Text_20_body"/></draw:text-box></draw:frame><draw:frame draw:style-name="fr1" draw:name="Frame1" text:anchor-type="char" svg:x="0in" svg:width="0.5626in" draw:z-index="0"><draw:text-box fo:min-height="0.0161in"><text:p text:style-name="Text_20_body"/></draw:text-box></draw:frame>/</text:p>
      <text:p text:style-name="P2">3</text:p>
      <text:section text:style-name="Sect1" text:name="c253">
        <text:p text:style-name="P12"/>
      </text:section>
      <text:p text:style-name="P24">The project uses written plans for all phases.</text:p>
      <text:section text:style-name="Sect1" text:name="c252">
        <text:p text:style-name="P29"><draw:frame draw:style-name="fr7" draw:name="Frame8" text:anchor-type="char" svg:width="0.0161in" draw:z-index="7"><draw:text-box fo:min-height="0.0161in"><text:p text:style-name="Text_20_body"/></draw:text-box></draw:frame> </text:p>
      </text:section>
      <text:section text:style-name="Sect1" text:name="c257">
        <text:p text:style-name="P17"/>
      </text:section>
      <text:p text:style-name="P25">The requirements are well understood.</text:p>
      <text:section text:style-name="Sect1" text:name="c256">
        <text:p text:style-name="P29"><draw:frame draw:style-name="fr7" draw:name="Frame14" text:anchor-type="char" svg:width="0.0161in" draw:z-index="13"><draw:text-box fo:min-height="0.0161in"><text:p text:style-name="Text_20_body"/></draw:text-box></draw:frame> </text:p>
      </text:section>
      <text:section text:style-name="Sect1" text:name="c261">
        <text:p text:style-name="P18"/>
      </text:section>
      <text:p text:style-name="P27">The requirements are not likely to change.</text:p>
      <text:section text:style-name="Sect1" text:name="c265">
        <text:p text:style-name="P23"/>
      </text:section>
      <text:p text:style-name="P24">Requirements may be added during the project.</text:p>
      <text:section text:style-name="Sect1" text:name="c264">
        <text:p text:style-name="P29"><draw:frame draw:style-name="fr7" draw:name="Frame23" text:anchor-type="char" svg:width="0.0161in" draw:z-index="22"><draw:text-box fo:min-height="0.0161in"><text:p text:style-name="Text_20_body"/></draw:text-box></draw:frame> </text:p>
      </text:section>
      <text:section text:style-name="Sect1" text:name="c269">
        <text:p text:style-name="P17"/>
      </text:section>
      <text:p text:style-name="P27">The team spends a lot of time on testing and review.</text:p>
      <text:section text:style-name="Sect1" text:name="c273">
        <text:p text:style-name="P23"/>
      </text:section>
      <text:p text:style-name="P28">A technical solution for the specification is well understood.</text:p>
      <text:section text:style-name="Sect1" text:name="c277">
        <text:p text:style-name="P23"/>
      </text:section>
      <text:p text:style-name="P24"><text:soft-page-break/>The project involves new or unfamiliar technology.</text:p>
      <text:section text:style-name="Sect1" text:name="c276">
        <text:p text:style-name="P29"><draw:frame draw:style-name="fr7" draw:name="Frame35" text:anchor-type="char" svg:width="0.0161in" draw:z-index="34"><draw:text-box fo:min-height="0.0161in"><text:p text:style-name="Text_20_body"/></draw:text-box></draw:frame> </text:p>
      </text:section>
      <text:p text:style-name="P30"><draw:frame draw:style-name="fr7" draw:name="i.req.1970347090" text:anchor-type="char" svg:width="0.0161in" draw:z-index="35"><draw:text-box fo:min-height="0.0161in"><text:p text:style-name="Text_20_body"/></draw:text-box></draw:frame>Correct answer</text:p>
      <text:section text:style-name="Sect1" text:name="c280">
        <text:p text:style-name="P12"/>
      </text:section>
      <text:p text:style-name="P13">The requirements are well understood.</text:p>
      <text:section text:style-name="Sect1" text:name="c283">
        <text:p text:style-name="P12"/>
      </text:section>
      <text:p text:style-name="P13">The requirements are not likely to change.</text:p>
      <text:section text:style-name="Sect1" text:name="c286">
        <text:p text:style-name="P12"/>
      </text:section>
      <text:p text:style-name="P13">A technical solution for the specification is well understood.</text:p>
      <text:p text:style-name="P3">Add individual feedback</text:p>
      <text:section text:style-name="Sect1" text:name="c309">
        <text:p text:style-name="P11"> </text:p>
      </text:section>
      <text:section text:style-name="Sect1" text:name="c291">
        <text:p text:style-name="P8">2. What's the difference between requirements and specification?</text:p>
      </text:section>
      <text:p text:style-name="P4"><draw:frame draw:style-name="fr1" draw:name="Frame52" text:anchor-type="char" svg:x="0in" svg:width="0.5626in" draw:z-index="52"><draw:text-box fo:min-height="0.0209in"><text:p text:style-name="Text_20_body"/></draw:text-box></draw:frame><draw:frame draw:style-name="fr1" draw:name="Frame51" text:anchor-type="char" svg:x="0in" svg:width="0.5626in" draw:z-index="51"><draw:text-box fo:min-height="0.0161in"><text:p text:style-name="Text_20_body"/></draw:text-box></draw:frame>/</text:p>
      <text:p text:style-name="P2">2</text:p>
      <text:section text:style-name="Sect1" text:name="c293">
        <text:p text:style-name="P12"><draw:frame draw:style-name="fr8" draw:name="Frame54" text:anchor-type="char" svg:width="0.2083in" draw:z-index="54"><draw:text-box fo:min-height="0.2083in"><text:p text:style-name="Text_20_body"/></draw:text-box></draw:frame><draw:frame draw:style-name="fr7" draw:name="Frame53" text:anchor-type="char" svg:width="0.2083in" draw:z-index="53"><draw:text-box fo:min-height="0.2083in"><text:p text:style-name="Text_20_body"/></draw:text-box></draw:frame></text:p>
      </text:section>
      <text:p text:style-name="P16">Requirements are what the stake holders want, specification is a description of how the system will meet the requirements.</text:p>
      <text:section text:style-name="Sect1" text:name="c292">
        <text:p text:style-name="P22"><draw:frame draw:style-name="fr7" draw:name="Frame55" text:anchor-type="char" svg:width="0.0161in" draw:z-index="55"><draw:text-box fo:min-height="0.0161in"><text:p text:style-name="Text_20_body"/></draw:text-box></draw:frame> </text:p>
      </text:section>
      <text:section text:style-name="Sect1" text:name="c297">
        <text:p text:style-name="P19"><draw:frame draw:style-name="fr9" draw:name="Frame57" text:anchor-type="char" svg:width="0.2083in" draw:z-index="57"><draw:text-box fo:min-height="0.2083in"><text:p text:style-name="Text_20_body"/></draw:text-box></draw:frame><draw:frame draw:style-name="fr7" draw:name="Frame56" text:anchor-type="char" svg:width="0.2083in" draw:z-index="56"><draw:text-box fo:min-height="0.2083in"><text:p text:style-name="Text_20_body"/></draw:text-box></draw:frame></text:p>
      </text:section>
      <text:p text:style-name="P20"><text:soft-page-break/>Specifications are what the stake holders want, requirements are a description of how the system will meet the requirements.</text:p>
      <text:section text:style-name="Sect1" text:name="c301">
        <text:p text:style-name="P23"><draw:frame draw:style-name="fr9" draw:name="Frame59" text:anchor-type="char" svg:width="0.2083in" draw:z-index="59"><draw:text-box fo:min-height="0.2083in"><text:p text:style-name="Text_20_body"/></draw:text-box></draw:frame><draw:frame draw:style-name="fr7" draw:name="Frame58" text:anchor-type="char" svg:width="0.2083in" draw:z-index="58"><draw:text-box fo:min-height="0.2083in"><text:p text:style-name="Text_20_body"/></draw:text-box></draw:frame></text:p>
      </text:section>
      <text:p text:style-name="P21">Requirements are implicit, a specification is explicit.</text:p>
      <text:section text:style-name="Sect1" text:name="c305">
        <text:p text:style-name="P23"><draw:frame draw:style-name="fr9" draw:name="Frame61" text:anchor-type="char" svg:width="0.2083in" draw:z-index="61"><draw:text-box fo:min-height="0.2083in"><text:p text:style-name="Text_20_body"/></draw:text-box></draw:frame><draw:frame draw:style-name="fr7" draw:name="Frame60" text:anchor-type="char" svg:width="0.2083in" draw:z-index="60"><draw:text-box fo:min-height="0.2083in"><text:p text:style-name="Text_20_body"/></draw:text-box></draw:frame></text:p>
      </text:section>
      <text:p text:style-name="P21">Requirements and specification are really two views of the same thing -- what the system must do.</text:p>
      <text:p text:style-name="P3">Add individual feedback</text:p>
      <text:section text:style-name="Sect1" text:name="c332">
        <text:p text:style-name="P11"> </text:p>
      </text:section>
      <text:section text:style-name="Sect1" text:name="c310">
        <text:p text:style-name="P8">3. Unit Testing should be a part of which UP workflow?</text:p>
      </text:section>
      <text:p text:style-name="P4"><draw:frame draw:style-name="fr1" draw:name="Frame63" text:anchor-type="char" svg:x="0in" svg:width="0.5626in" draw:z-index="63"><draw:text-box fo:min-height="0.0209in"><text:p text:style-name="Text_20_body"/></draw:text-box></draw:frame><draw:frame draw:style-name="fr1" draw:name="Frame62" text:anchor-type="char" svg:x="0in" svg:width="0.5626in" draw:z-index="62"><draw:text-box fo:min-height="0.0161in"><text:p text:style-name="Text_20_body"/></draw:text-box></draw:frame>/</text:p>
      <text:p text:style-name="P2">2</text:p>
      <text:section text:style-name="Sect1" text:name="c312">
        <text:p text:style-name="P12"><draw:frame draw:style-name="fr9" draw:name="Frame65" text:anchor-type="char" svg:width="0.2083in" draw:z-index="65"><draw:text-box fo:min-height="0.2083in"><text:p text:style-name="Text_20_body"/></draw:text-box></draw:frame><draw:frame draw:style-name="fr7" draw:name="Frame64" text:anchor-type="char" svg:width="0.2083in" draw:z-index="64"><draw:text-box fo:min-height="0.2083in"><text:p text:style-name="Text_20_body"/></draw:text-box></draw:frame></text:p>
      </text:section>
      <text:p text:style-name="P21">Analysis and Design</text:p>
      <text:section text:style-name="Sect1" text:name="c316">
        <text:p text:style-name="P23"><draw:frame draw:style-name="fr8" draw:name="Frame67" text:anchor-type="char" svg:width="0.2083in" draw:z-index="67"><draw:text-box fo:min-height="0.2083in"><text:p text:style-name="Text_20_body"/></draw:text-box></draw:frame><draw:frame draw:style-name="fr7" draw:name="Frame66" text:anchor-type="char" svg:width="0.2083in" draw:z-index="66"><draw:text-box fo:min-height="0.2083in"><text:p text:style-name="Text_20_body"/></draw:text-box></draw:frame></text:p>
      </text:section>
      <text:p text:style-name="P16">Implementation</text:p>
      <text:section text:style-name="Sect1" text:name="c315">
        <text:p text:style-name="P22"><draw:frame draw:style-name="fr7" draw:name="Frame68" text:anchor-type="char" svg:width="0.0161in" draw:z-index="68"><draw:text-box fo:min-height="0.0161in"><text:p text:style-name="Text_20_body"/></draw:text-box></draw:frame> </text:p>
      </text:section>
      <text:section text:style-name="Sect1" text:name="c320">
        <text:p text:style-name="P19"><draw:frame draw:style-name="fr9" draw:name="Frame70" text:anchor-type="char" svg:width="0.2083in" draw:z-index="70"><draw:text-box fo:min-height="0.2083in"><text:p text:style-name="Text_20_body"/></draw:text-box></draw:frame><draw:frame draw:style-name="fr7" draw:name="Frame69" text:anchor-type="char" svg:width="0.2083in" draw:z-index="69"><draw:text-box fo:min-height="0.2083in"><text:p text:style-name="Text_20_body"/></draw:text-box></draw:frame></text:p>
      </text:section>
      <text:p text:style-name="P20">Test</text:p>
      <text:section text:style-name="Sect1" text:name="c324">
        <text:p text:style-name="P23"><draw:frame draw:style-name="fr9" draw:name="Frame72" text:anchor-type="char" svg:width="0.2083in" draw:z-index="72"><draw:text-box fo:min-height="0.2083in"><text:p text:style-name="Text_20_body"/></draw:text-box></draw:frame><draw:frame draw:style-name="fr7" draw:name="Frame71" text:anchor-type="char" svg:width="0.2083in" draw:z-index="71"><draw:text-box fo:min-height="0.2083in"><text:p text:style-name="Text_20_body"/></draw:text-box></draw:frame></text:p>
      </text:section>
      <text:p text:style-name="P21">Deployment</text:p>
      <text:section text:style-name="Sect1" text:name="c328">
        <text:p text:style-name="P23"><draw:frame draw:style-name="fr9" draw:name="Frame74" text:anchor-type="char" svg:width="0.2083in" draw:z-index="74"><draw:text-box fo:min-height="0.2083in"><text:p text:style-name="Text_20_body"/></draw:text-box></draw:frame><draw:frame draw:style-name="fr7" draw:name="Frame73" text:anchor-type="char" svg:width="0.2083in" draw:z-index="73"><draw:text-box fo:min-height="0.2083in"><text:p text:style-name="Text_20_body"/></draw:text-box></draw:frame></text:p>
      </text:section>
      <text:p text:style-name="P21">Validation &amp; Verification</text:p>
      <text:p text:style-name="P3"><text:soft-page-break/>Add individual feedback</text:p>
      <text:section text:style-name="Sect1" text:name="c355">
        <text:p text:style-name="P11"> </text:p>
      </text:section>
      <text:section text:style-name="Sect1" text:name="c333">
        <text:p text:style-name="P8">4. What is the purpose(s) of validation and verification? Check two correct answers.</text:p>
      </text:section>
      <text:p text:style-name="P4"><draw:frame draw:style-name="fr1" draw:name="Frame76" text:anchor-type="char" svg:x="0in" svg:width="0.5626in" draw:z-index="76"><draw:text-box fo:min-height="0.0209in"><text:p text:style-name="Text_20_body"/></draw:text-box></draw:frame><draw:frame draw:style-name="fr1" draw:name="Frame75" text:anchor-type="char" svg:x="0in" svg:width="0.5626in" draw:z-index="75"><draw:text-box fo:min-height="0.0161in"><text:p text:style-name="Text_20_body"/></draw:text-box></draw:frame>/</text:p>
      <text:p text:style-name="P2">2</text:p>
      <text:section text:style-name="Sect1" text:name="c335">
        <text:p text:style-name="P12"/>
      </text:section>
      <text:p text:style-name="P28">Verify that the software exactly matches the specification.</text:p>
      <text:section text:style-name="Sect1" text:name="c339">
        <text:p text:style-name="P23"/>
      </text:section>
      <text:p text:style-name="P26">Verify that the system satisfies the specification.</text:p>
      <text:section text:style-name="Sect1" text:name="c338">
        <text:p text:style-name="P29"><draw:frame draw:style-name="fr7" draw:name="Frame85" text:anchor-type="char" svg:width="0.0161in" draw:z-index="85"><draw:text-box fo:min-height="0.0161in"><text:p text:style-name="Text_20_body"/></draw:text-box></draw:frame> </text:p>
      </text:section>
      <text:section text:style-name="Sect1" text:name="c343">
        <text:p text:style-name="P18"/>
      </text:section>
      <text:p text:style-name="P25">Validate that the system meets the stakeholders' expectations.</text:p>
      <text:section text:style-name="Sect1" text:name="c342">
        <text:p text:style-name="P29"><draw:frame draw:style-name="fr7" draw:name="Frame91" text:anchor-type="char" svg:width="0.0161in" draw:z-index="91"><draw:text-box fo:min-height="0.0161in"><text:p text:style-name="Text_20_body"/></draw:text-box></draw:frame> </text:p>
      </text:section>
      <text:section text:style-name="Sect1" text:name="c347">
        <text:p text:style-name="P18"/>
      </text:section>
      <text:p text:style-name="P27">Validate that the architecture is correct.</text:p>
      <text:section text:style-name="Sect1" text:name="c351">
        <text:p text:style-name="P23"/>
      </text:section>
      <text:p text:style-name="P28">Validate that the system works in the customer's operating environment.</text:p>
      <text:p text:style-name="P3"><draw:frame draw:style-name="fr7" draw:name="i.req.1349469416" text:anchor-type="char" svg:width="0.0161in" draw:z-index="98"><draw:text-box fo:min-height="0.0161in"><text:p text:style-name="Text_20_body"/></draw:text-box></draw:frame><text:soft-page-break/>Add individual feedback</text:p>
      <text:section text:style-name="Sect1" text:name="c390">
        <text:p text:style-name="P11"> </text:p>
      </text:section>
      <text:section text:style-name="Sect1" text:name="c356">
        <text:p text:style-name="P9">5. Which of these are techniques for discovering requirements? Check all correct answers.</text:p>
      </text:section>
      <text:p text:style-name="P4"><draw:frame draw:style-name="fr1" draw:name="Frame99" text:anchor-type="char" svg:x="0in" svg:width="0.5626in" draw:z-index="100"><draw:text-box fo:min-height="0.0209in"><text:p text:style-name="Text_20_body"/></draw:text-box></draw:frame><draw:frame draw:style-name="fr1" draw:name="Frame98" text:anchor-type="char" svg:x="0in" svg:width="0.5626in" draw:z-index="99"><draw:text-box fo:min-height="0.0161in"><text:p text:style-name="Text_20_body"/></draw:text-box></draw:frame>/</text:p>
      <text:p text:style-name="P2">4</text:p>
      <text:section text:style-name="Sect1" text:name="c358">
        <text:p text:style-name="P12"/>
      </text:section>
      <text:p text:style-name="P26">Ask stakeholders what they want.</text:p>
      <text:section text:style-name="Sect1" text:name="c357">
        <text:p text:style-name="P29"><draw:frame draw:style-name="fr7" draw:name="Frame105" text:anchor-type="char" svg:width="0.0161in" draw:z-index="106"><draw:text-box fo:min-height="0.0161in"><text:p text:style-name="Text_20_body"/></draw:text-box></draw:frame> </text:p>
      </text:section>
      <text:section text:style-name="Sect1" text:name="c362">
        <text:p text:style-name="P18"/>
      </text:section>
      <text:p text:style-name="P25">Observe users of an existing system.</text:p>
      <text:section text:style-name="Sect1" text:name="c361">
        <text:p text:style-name="P29"><draw:frame draw:style-name="fr7" draw:name="Frame111" text:anchor-type="char" svg:width="0.0161in" draw:z-index="112"><draw:text-box fo:min-height="0.0161in"><text:p text:style-name="Text_20_body"/></draw:text-box></draw:frame> </text:p>
      </text:section>
      <text:section text:style-name="Sect1" text:name="c366">
        <text:p text:style-name="P18"/>
      </text:section>
      <text:p text:style-name="P25">Brain storming meeting with stakeholders.</text:p>
      <text:section text:style-name="Sect1" text:name="c365">
        <text:p text:style-name="P29"><draw:frame draw:style-name="fr7" draw:name="Frame117" text:anchor-type="char" svg:width="0.0161in" draw:z-index="118"><draw:text-box fo:min-height="0.0161in"><text:p text:style-name="Text_20_body"/></draw:text-box></draw:frame> </text:p>
      </text:section>
      <text:section text:style-name="Sect1" text:name="c370">
        <text:p text:style-name="P18"/>
      </text:section>
      <text:p text:style-name="P25">Brain storming meeting with developers.</text:p>
      <text:section text:style-name="Sect1" text:name="c369">
        <text:p text:style-name="P29"><draw:frame draw:style-name="fr7" draw:name="Frame123" text:anchor-type="char" svg:width="0.0161in" draw:z-index="124"><draw:text-box fo:min-height="0.0161in"><text:p text:style-name="Text_20_body"/></draw:text-box></draw:frame> </text:p>
      </text:section>
      <text:section text:style-name="Sect1" text:name="c374">
        <text:p text:style-name="P17"/>
      </text:section>
      <text:p text:style-name="P27"><text:soft-page-break/>Legal standards such as HIPPA, SOX, or GDPR.</text:p>
      <text:p text:style-name="P31"><draw:frame draw:style-name="fr7" draw:name="i.req.185885400" text:anchor-type="char" svg:width="0.0161in" draw:z-index="128"><draw:text-box fo:min-height="0.0161in"><text:p text:style-name="Text_20_body"/></draw:text-box></draw:frame>Correct answer</text:p>
      <text:section text:style-name="Sect1" text:name="c377">
        <text:p text:style-name="P12"/>
      </text:section>
      <text:p text:style-name="P13">Ask stakeholders what they want.</text:p>
      <text:section text:style-name="Sect1" text:name="c380">
        <text:p text:style-name="P12"/>
      </text:section>
      <text:p text:style-name="P13">Observe users of an existing system.</text:p>
      <text:section text:style-name="Sect1" text:name="c383">
        <text:p text:style-name="P12"/>
      </text:section>
      <text:p text:style-name="P13">Brain storming meeting with stakeholders.</text:p>
      <text:section text:style-name="Sect1" text:name="c386">
        <text:p text:style-name="P12"/>
      </text:section>
      <text:p text:style-name="P13">Legal standards such as HIPPA, SOX, or GDPR.</text:p>
      <text:p text:style-name="P3">Add individual feedback</text:p>
      <text:section text:style-name="Sect1" text:name="c422">
        <text:p text:style-name="P11"> </text:p>
      </text:section>
      <text:section text:style-name="Sect1" text:name="c391">
        <text:p text:style-name="P9">6. Which of these statements about iterative and incremental are true?</text:p>
      </text:section>
      <text:p text:style-name="P4"><draw:frame draw:style-name="fr1" draw:name="Frame148" text:anchor-type="char" svg:x="0in" svg:width="0.5626in" draw:z-index="150"><draw:text-box fo:min-height="0.0209in"><text:p text:style-name="Text_20_body"/></draw:text-box></draw:frame><draw:frame draw:style-name="fr1" draw:name="Frame147" text:anchor-type="char" svg:x="0in" svg:width="0.5626in" draw:z-index="149"><draw:text-box fo:min-height="0.0161in"><text:p text:style-name="Text_20_body"/></draw:text-box></draw:frame>/</text:p>
      <text:p text:style-name="P2">3</text:p>
      <text:section text:style-name="Sect1" text:name="c393">
        <text:p text:style-name="P12"/>
      </text:section>
      <text:p text:style-name="P28"><text:soft-page-break/>Incremental refers to completely implementing one requirement at a time to produce a working product.</text:p>
      <text:section text:style-name="Sect1" text:name="c397">
        <text:p text:style-name="P23"/>
      </text:section>
      <text:p text:style-name="P28">Incremental refers to implementing a subset of desired functionality into a working product, and evolving it over time.</text:p>
      <text:section text:style-name="Sect1" text:name="c401">
        <text:p text:style-name="P23"/>
      </text:section>
      <text:p text:style-name="P26">Incremental development creates some extra work (rework) to revise the design and implementation.</text:p>
      <text:section text:style-name="Sect1" text:name="c400">
        <text:p text:style-name="P29"><draw:frame draw:style-name="fr7" draw:name="Frame160" text:anchor-type="char" svg:width="0.0161in" draw:z-index="162"><draw:text-box fo:min-height="0.0161in"><text:p text:style-name="Text_20_body"/></draw:text-box></draw:frame> </text:p>
      </text:section>
      <text:section text:style-name="Sect1" text:name="c405">
        <text:p text:style-name="P18"/>
      </text:section>
      <text:p text:style-name="P27">Each iteration should add a completed increment to the product's functionality.</text:p>
      <text:section text:style-name="Sect1" text:name="c409">
        <text:p text:style-name="P23"/>
      </text:section>
      <text:p text:style-name="P28">Iterations repeat the same process activities, but the effort spent on each activity may vary.</text:p>
      <text:p text:style-name="P31"><draw:frame draw:style-name="fr7" draw:name="i.req.1268367321" text:anchor-type="char" svg:width="0.0161in" draw:z-index="169"><draw:text-box fo:min-height="0.0161in"><text:p text:style-name="Text_20_body"/></draw:text-box></draw:frame>Correct answer</text:p>
      <text:section text:style-name="Sect1" text:name="c412">
        <text:p text:style-name="P12"/>
      </text:section>
      <text:p text:style-name="P13"><text:soft-page-break/>Incremental refers to implementing a subset of desired functionality into a working product, and evolving it over time.</text:p>
      <text:section text:style-name="Sect1" text:name="c415">
        <text:p text:style-name="P12"/>
      </text:section>
      <text:p text:style-name="P13">Incremental development creates some extra work (rework) to revise the design and implementation.</text:p>
      <text:section text:style-name="Sect1" text:name="c418">
        <text:p text:style-name="P12"/>
      </text:section>
      <text:p text:style-name="P13">Iterations repeat the same process activities, but the effort spent on each activity may vary.</text:p>
      <text:p text:style-name="P3">Add individual feedback</text:p>
      <text:p text:style-name="P5">Iterative &amp; Incremental</text:p>
      <text:p text:style-name="P10">1 of 4 points</text:p>
      <text:p text:style-name="P14">7. How can iterative and incremental development improve the result of a software project (compared to not using iterations)? <text:line-break/>Give 2 answers (one per question). Try to write one sentence that explains both "how" and "why" iterative and incremental helps. Be clear and specific. Example: "using assertions reduces programming errors by making preconditions explicit and testable". Vague answers will not get credit.</text:p>
      <text:section text:style-name="Sect1" text:name="c424">
        <text:p text:style-name="P11"> </text:p>
      </text:section>
      <text:p text:style-name="P15">7.1 First answer.</text:p>
      <text:p text:style-name="P2"><draw:frame draw:style-name="fr1" draw:name="Frame183" text:anchor-type="char" svg:x="0in" svg:width="0.5626in" draw:z-index="186"><draw:text-box fo:min-height="0.0209in"><text:p text:style-name="Text_20_body"/></draw:text-box></draw:frame><draw:frame draw:style-name="fr1" draw:name="Frame182" text:anchor-type="char" svg:x="0in" svg:width="0.5626in" draw:z-index="185"><draw:text-box fo:min-height="0.0161in"><text:p text:style-name="Text_20_body"/></draw:text-box></draw:frame><text:soft-page-break/>/</text:p>
      <text:p text:style-name="P2">2</text:p>
      <text:p text:style-name="P6">when use iterative and incremental development we will have a work that specific to requirement so we can work to complete a requirement easily so we can change a prototype when change a requirement or add a new requirement </text:p>
      <text:p text:style-name="P32">Individual feedback</text:p>
      <text:p text:style-name="P34"> </text:p>
      <text:p text:style-name="P34"> </text:p>
      <text:p text:style-name="P33">Please write complete sentences. "Easily" is a vague reason.</text:p>
      <text:section text:style-name="Sect1" text:name="c426">
        <text:p text:style-name="P11"> </text:p>
      </text:section>
      <text:p text:style-name="P15">7.2 Second answer.</text:p>
      <text:p text:style-name="P2"><draw:frame draw:style-name="fr1" draw:name="Frame185" text:anchor-type="char" svg:x="0in" svg:width="0.5626in" draw:z-index="188"><draw:text-box fo:min-height="0.0209in"><text:p text:style-name="Text_20_body"/></draw:text-box></draw:frame><draw:frame draw:style-name="fr1" draw:name="Frame184" text:anchor-type="char" svg:x="0in" svg:width="0.5626in" draw:z-index="187"><draw:text-box fo:min-height="0.0161in"><text:p text:style-name="Text_20_body"/></draw:text-box></draw:frame>/</text:p>
      <text:p text:style-name="P2">2</text:p>
      <text:p text:style-name="P6">when use iterative and incremental development we can repeat check a software until it ready to lunch so we can work correctly and follow to requirement then customer feedback on the development work</text:p>
      <text:p text:style-name="P35">Feedback</text:p>
      <text:p text:style-name="P33">Your answer to this question will be scored manually.</text:p>
      <text:p text:style-name="P3">Add individual feedback</text:p>
      <text:p text:style-name="P7">Critical Thinking</text:p>
      <text:p text:style-name="P36">1 of 4 points</text:p>
      <text:p text:style-name="P14">On page 34 of Summerville's book, he writes that a DISADVANTAGE of Iterative Development is: <text:line-break/><text:line-break/><text:soft-page-break/>"The process is not visible. Managers need regular deliverables to measure progress." <text:line-break/><text:line-break/>In the next question, explain why this is not true. Indeed, the actual software produced using Iterative Development may be MORE VISIBLE than using the Waterfall process. (Why?)</text:p>
      <text:section text:style-name="Sect1" text:name="c428">
        <text:p text:style-name="P37"> </text:p>
      </text:section>
      <text:p text:style-name="P15">8. Why is Summerville's statement not true? Explain.</text:p>
      <text:p text:style-name="P2"><draw:frame draw:style-name="fr1" draw:name="Frame187" text:anchor-type="char" svg:x="0in" svg:width="0.5626in" draw:z-index="190"><draw:text-box fo:min-height="0.0209in"><text:p text:style-name="Text_20_body"/></draw:text-box></draw:frame><draw:frame draw:style-name="fr1" draw:name="Frame186" text:anchor-type="char" svg:x="0in" svg:width="0.5626in" draw:z-index="189"><draw:text-box fo:min-height="0.0161in"><text:p text:style-name="Text_20_body"/></draw:text-box></draw:frame>/</text:p>
      <text:p text:style-name="P2">4</text:p>
      <text:p text:style-name="P6">when use Iterative Development the progress of software product will get look like a a little progress during software product because we need repeat a progress when requirement have change or add a new one but when we can complete all requirement it can lunch more easily because we are all repeat checking a program during a progress.</text:p>
      <text:p text:style-name="P32">Individual feedback</text:p>
      <text:p text:style-name="P34"> </text:p>
      <text:p text:style-name="P34"> </text:p>
      <text:p text:style-name="P33">This does not seem to answer why Summerville's statement is incorrect. Try to use correct terminology. I don't know what "repeat a progress" means. "easily" is vagu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ogle Sans1" svg:font-family="'Google Sans', Roboto, Arial, sans-serif"/>
    <style:font-face style:name="Google Sans" svg:font-family="'Google Sans', Roboto, Helvetica, Arial, sans-serif"/>
    <style:font-face style:name="Kinnari1" svg:font-family="Kinnari"/>
    <style:font-face style:name="Roboto1" svg:font-family="Roboto, Arial, sans-serif"/>
    <style:font-face style:name="Roboto" svg:font-family="Roboto, RobotoDraft, Helvetica, Arial, sans-serif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6T13:50:13.103214356</meta:creation-date>
    <dc:date>2021-09-06T13:52:04.316175409</dc:date>
    <meta:editing-duration>PT1M51S</meta:editing-duration>
    <meta:editing-cycles>1</meta:editing-cycles>
    <meta:document-statistic meta:table-count="0" meta:image-count="0" meta:object-count="0" meta:page-count="10" meta:paragraph-count="118" meta:word-count="807" meta:character-count="5160" meta:non-whitespace-character-count="4415"/>
    <meta:generator>LibreOffice/6.0.7.3$Linux_X86_64 LibreOffice_project/00m0$Build-3</meta:generator>
  </office:meta>
</office:document-meta>
</file>